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64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50" style:family="paragraph" style:parent-style-name="Standard">
      <style:paragraph-properties fo:margin-left="0.85in" fo:margin-right="0in" fo:text-indent="-0.25in" style:auto-text-indent="false"/>
      <style:text-properties officeooo:paragraph-rsid="02aa2dc0"/>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Text_20_body">
      <style:text-properties fo:font-style="italic" style:text-underline-style="solid" style:text-underline-width="auto" style:text-underline-color="font-color" fo:font-weight="bold"/>
    </style:style>
    <style:style style:name="P754" style:family="paragraph" style:parent-style-name="Text_20_body">
      <style:text-properties fo:font-size="14pt"/>
    </style:style>
    <style:style style:name="P755" style:family="paragraph" style:parent-style-name="Preformatted_20_Text">
      <style:text-properties fo:font-weight="normal" officeooo:rsid="009b96ec" officeooo:paragraph-rsid="00a2efb5" style:font-weight-asian="normal" style:font-weight-complex="normal"/>
    </style:style>
    <style:style style:name="P75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57" style:family="paragraph" style:parent-style-name="Preformatted_20_Text">
      <style:text-properties officeooo:paragraph-rsid="01568c27"/>
    </style:style>
    <style:style style:name="P758" style:family="paragraph" style:parent-style-name="Preformatted_20_Text">
      <style:text-properties officeooo:rsid="01587979" officeooo:paragraph-rsid="01587979"/>
    </style:style>
    <style:style style:name="P75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6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6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6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7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0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0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2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2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64" style:family="paragraph" style:parent-style-name="Standard">
      <style:paragraph-properties fo:margin-left="0.6in" fo:margin-right="0in" fo:text-indent="0in" style:auto-text-indent="false"/>
      <style:text-properties officeooo:paragraph-rsid="03559951"/>
    </style:style>
    <style:style style:name="P8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7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7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7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7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7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80" style:family="paragraph" style:parent-style-name="Standard" style:list-style-name="L1">
      <style:text-properties officeooo:paragraph-rsid="00150877"/>
    </style:style>
    <style:style style:name="P881" style:family="paragraph" style:parent-style-name="Standard" style:list-style-name="L1">
      <style:text-properties officeooo:paragraph-rsid="015b2629"/>
    </style:style>
    <style:style style:name="P882" style:family="paragraph" style:parent-style-name="Standard" style:list-style-name="L1">
      <style:text-properties officeooo:rsid="0166086a" officeooo:paragraph-rsid="00150877" fo:background-color="#ffffff"/>
    </style:style>
    <style:style style:name="P883" style:family="paragraph" style:parent-style-name="Standard" style:list-style-name="L1">
      <style:text-properties officeooo:rsid="01672563" officeooo:paragraph-rsid="00911618" fo:background-color="#ffffff"/>
    </style:style>
    <style:style style:name="P884" style:family="paragraph" style:parent-style-name="Standard" style:list-style-name="L1">
      <style:text-properties officeooo:rsid="01672563" officeooo:paragraph-rsid="015b2629" fo:background-color="#ffffff"/>
    </style:style>
    <style:style style:name="P885" style:family="paragraph" style:parent-style-name="Standard" style:list-style-name="L2">
      <style:text-properties officeooo:rsid="01686afd" officeooo:paragraph-rsid="00150877" fo:background-color="#ffffff"/>
    </style:style>
    <style:style style:name="P886" style:family="paragraph" style:parent-style-name="Standard" style:list-style-name="L3">
      <style:text-properties officeooo:rsid="01686afd" officeooo:paragraph-rsid="00150877" fo:background-color="#ffffff"/>
    </style:style>
    <style:style style:name="P887" style:family="paragraph" style:parent-style-name="Standard" style:list-style-name="L4">
      <style:text-properties fo:font-style="italic" officeooo:paragraph-rsid="01e5fe68" style:font-style-asian="italic" style:font-style-complex="italic"/>
    </style:style>
    <style:style style:name="P888" style:family="paragraph" style:parent-style-name="Standard" style:list-style-name="L4">
      <style:text-properties fo:font-style="italic" officeooo:paragraph-rsid="01f985cf" style:font-style-asian="italic" style:font-style-complex="italic"/>
    </style:style>
    <style:style style:name="P88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9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9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9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9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9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9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9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8" style:family="paragraph" style:parent-style-name="Text_20_body">
      <style:text-properties officeooo:rsid="03cb5098" officeooo:paragraph-rsid="03d19252"/>
    </style:style>
    <style:style style:name="P899" style:family="paragraph" style:parent-style-name="Text_20_body">
      <style:text-properties officeooo:rsid="03d29f43" officeooo:paragraph-rsid="03d29f43"/>
    </style:style>
    <style:style style:name="P900" style:family="paragraph" style:parent-style-name="Text_20_body">
      <style:text-properties officeooo:rsid="03d50cdf" officeooo:paragraph-rsid="03d50cdf"/>
    </style:style>
    <style:style style:name="P90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0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0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0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0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90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3c7a24d" style:font-weight-asian="bold" style:font-weight-complex="bold"/>
    </style:style>
    <style:style style:name="T117" style:family="text">
      <style:text-properties fo:font-weight="bold" officeooo:rsid="03c98bcf" style:font-weight-asian="bold" style:font-weight-complex="bold"/>
    </style:style>
    <style:style style:name="T118" style:family="text">
      <style:text-properties fo:font-weight="bold" officeooo:rsid="022d6b2d" fo:background-color="#ffffff" loext:char-shading-value="0" style:font-size-asian="10.5pt" style:font-weight-asian="bold" style:font-size-complex="12pt" style:font-weight-complex="bold"/>
    </style:style>
    <style:style style:name="T119" style:family="text">
      <style:text-properties fo:font-weight="bold" officeooo:rsid="02429b07" fo:background-color="#ffffff" loext:char-shading-value="0" style:font-size-asian="10.5pt" style:font-weight-asian="bold" style:font-size-complex="12pt" style:font-weight-complex="bold"/>
    </style:style>
    <style:style style:name="T120" style:family="text">
      <style:text-properties fo:font-weight="bold" style:font-size-asian="12pt" style:font-weight-asian="bold" style:font-weight-complex="bold"/>
    </style:style>
    <style:style style:name="T121" style:family="text">
      <style:text-properties fo:font-weight="bold" officeooo:rsid="010470a1" style:font-size-asian="12pt" style:font-weight-asian="bold" style:font-weight-complex="bold"/>
    </style:style>
    <style:style style:name="T122" style:family="text">
      <style:text-properties officeooo:rsid="00226f1e"/>
    </style:style>
    <style:style style:name="T123" style:family="text">
      <style:text-properties officeooo:rsid="0022d817"/>
    </style:style>
    <style:style style:name="T124" style:family="text">
      <style:text-properties officeooo:rsid="002343bb"/>
    </style:style>
    <style:style style:name="T125" style:family="text">
      <style:text-properties officeooo:rsid="0026fccc"/>
    </style:style>
    <style:style style:name="T126" style:family="text">
      <style:text-properties officeooo:rsid="0029562f"/>
    </style:style>
    <style:style style:name="T127" style:family="text">
      <style:text-properties officeooo:rsid="002e8268"/>
    </style:style>
    <style:style style:name="T128" style:family="text">
      <style:text-properties officeooo:rsid="003035a4"/>
    </style:style>
    <style:style style:name="T129" style:family="text">
      <style:text-properties officeooo:rsid="00350d4c"/>
    </style:style>
    <style:style style:name="T130" style:family="text">
      <style:text-properties officeooo:rsid="0036567b"/>
    </style:style>
    <style:style style:name="T131" style:family="text">
      <style:text-properties officeooo:rsid="00387a00"/>
    </style:style>
    <style:style style:name="T132" style:family="text">
      <style:text-properties officeooo:rsid="003cb3a5"/>
    </style:style>
    <style:style style:name="T133" style:family="text">
      <style:text-properties officeooo:rsid="003e5ed6"/>
    </style:style>
    <style:style style:name="T134" style:family="text">
      <style:text-properties officeooo:rsid="00437cae"/>
    </style:style>
    <style:style style:name="T135" style:family="text">
      <style:text-properties officeooo:rsid="0046f782"/>
    </style:style>
    <style:style style:name="T136" style:family="text">
      <style:text-properties officeooo:rsid="00484c32"/>
    </style:style>
    <style:style style:name="T137" style:family="text">
      <style:text-properties officeooo:rsid="004bb7c0"/>
    </style:style>
    <style:style style:name="T138" style:family="text">
      <style:text-properties officeooo:rsid="004fe489"/>
    </style:style>
    <style:style style:name="T139" style:family="text">
      <style:text-properties officeooo:rsid="0053185d"/>
    </style:style>
    <style:style style:name="T140" style:family="text">
      <style:text-properties officeooo:rsid="005a7aef"/>
    </style:style>
    <style:style style:name="T141" style:family="text">
      <style:text-properties officeooo:rsid="005b80b2"/>
    </style:style>
    <style:style style:name="T142" style:family="text">
      <style:text-properties officeooo:rsid="005e1fd7"/>
    </style:style>
    <style:style style:name="T143" style:family="text">
      <style:text-properties officeooo:rsid="0060b2bf"/>
    </style:style>
    <style:style style:name="T144" style:family="text">
      <style:text-properties officeooo:rsid="0066647c"/>
    </style:style>
    <style:style style:name="T145" style:family="text">
      <style:text-properties officeooo:rsid="00699e36"/>
    </style:style>
    <style:style style:name="T146" style:family="text">
      <style:text-properties officeooo:rsid="007221b9"/>
    </style:style>
    <style:style style:name="T147" style:family="text">
      <style:text-properties officeooo:rsid="0072bad2"/>
    </style:style>
    <style:style style:name="T148" style:family="text">
      <style:text-properties officeooo:rsid="0075a5d6"/>
    </style:style>
    <style:style style:name="T149" style:family="text">
      <style:text-properties officeooo:rsid="007a4369"/>
    </style:style>
    <style:style style:name="T150" style:family="text">
      <style:text-properties officeooo:rsid="007e867f"/>
    </style:style>
    <style:style style:name="T151" style:family="text">
      <style:text-properties officeooo:rsid="00801a5b"/>
    </style:style>
    <style:style style:name="T152" style:family="text">
      <style:text-properties officeooo:rsid="008165cb"/>
    </style:style>
    <style:style style:name="T153" style:family="text">
      <style:text-properties officeooo:rsid="0089429e"/>
    </style:style>
    <style:style style:name="T154" style:family="text">
      <style:text-properties officeooo:rsid="00911618"/>
    </style:style>
    <style:style style:name="T155" style:family="text">
      <style:text-properties officeooo:rsid="009a04c0"/>
    </style:style>
    <style:style style:name="T156" style:family="text">
      <style:text-properties officeooo:rsid="009a0baf"/>
    </style:style>
    <style:style style:name="T157" style:family="text">
      <style:text-properties officeooo:rsid="009b3ae8"/>
    </style:style>
    <style:style style:name="T158"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9"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0" style:family="text">
      <style:text-properties officeooo:rsid="00a7dc47"/>
    </style:style>
    <style:style style:name="T161" style:family="text">
      <style:text-properties officeooo:rsid="00ae96f3"/>
    </style:style>
    <style:style style:name="T162" style:family="text">
      <style:text-properties officeooo:rsid="00af761c"/>
    </style:style>
    <style:style style:name="T163" style:family="text">
      <style:text-properties officeooo:rsid="00b2409a"/>
    </style:style>
    <style:style style:name="T164" style:family="text">
      <style:text-properties officeooo:rsid="00b514df"/>
    </style:style>
    <style:style style:name="T165" style:family="text">
      <style:text-properties officeooo:rsid="00bb72cc"/>
    </style:style>
    <style:style style:name="T166" style:family="text">
      <style:text-properties officeooo:rsid="00bd657a"/>
    </style:style>
    <style:style style:name="T167" style:family="text">
      <style:text-properties officeooo:rsid="00c03eb6"/>
    </style:style>
    <style:style style:name="T168" style:family="text">
      <style:text-properties officeooo:rsid="00c3c64b"/>
    </style:style>
    <style:style style:name="T169" style:family="text">
      <style:text-properties officeooo:rsid="00c572b6"/>
    </style:style>
    <style:style style:name="T170" style:family="text">
      <style:text-properties officeooo:rsid="00c76894"/>
    </style:style>
    <style:style style:name="T171" style:family="text">
      <style:text-properties officeooo:rsid="00c81350"/>
    </style:style>
    <style:style style:name="T172" style:family="text">
      <style:text-properties officeooo:rsid="00c8936c"/>
    </style:style>
    <style:style style:name="T173" style:family="text">
      <style:text-properties officeooo:rsid="00cf2e45"/>
    </style:style>
    <style:style style:name="T174" style:family="text">
      <style:text-properties officeooo:rsid="00d6bca3"/>
    </style:style>
    <style:style style:name="T175" style:family="text">
      <style:text-properties officeooo:rsid="00de5579"/>
    </style:style>
    <style:style style:name="T176" style:family="text">
      <style:text-properties officeooo:rsid="00e0e28e"/>
    </style:style>
    <style:style style:name="T177" style:family="text">
      <style:text-properties officeooo:rsid="00e17fd0"/>
    </style:style>
    <style:style style:name="T178" style:family="text">
      <style:text-properties officeooo:rsid="00e546ee"/>
    </style:style>
    <style:style style:name="T179" style:family="text">
      <style:text-properties officeooo:rsid="00eb0911"/>
    </style:style>
    <style:style style:name="T180" style:family="text">
      <style:text-properties officeooo:rsid="00f440af"/>
    </style:style>
    <style:style style:name="T181" style:family="text">
      <style:text-properties officeooo:rsid="00f46d83"/>
    </style:style>
    <style:style style:name="T182" style:family="text">
      <style:text-properties officeooo:rsid="00f79778"/>
    </style:style>
    <style:style style:name="T183" style:family="text">
      <style:text-properties fo:font-style="italic" style:font-style-asian="italic" style:font-style-complex="italic"/>
    </style:style>
    <style:style style:name="T184" style:family="text">
      <style:text-properties fo:font-style="italic" officeooo:rsid="01e11318" style:font-style-asian="italic" style:font-style-complex="italic"/>
    </style:style>
    <style:style style:name="T185" style:family="text">
      <style:text-properties fo:font-style="italic" officeooo:rsid="02a1d2ff" style:font-style-asian="italic" style:font-style-complex="italic"/>
    </style:style>
    <style:style style:name="T186" style:family="text">
      <style:text-properties fo:font-style="italic" officeooo:rsid="0326e7f2" style:font-style-asian="italic" style:font-style-complex="italic"/>
    </style:style>
    <style:style style:name="T187" style:family="text">
      <style:text-properties officeooo:rsid="00ffcd92"/>
    </style:style>
    <style:style style:name="T188" style:family="text">
      <style:text-properties officeooo:rsid="010024cb"/>
    </style:style>
    <style:style style:name="T189" style:family="text">
      <style:text-properties officeooo:rsid="010470a1"/>
    </style:style>
    <style:style style:name="T190" style:family="text">
      <style:text-properties officeooo:rsid="0106f472"/>
    </style:style>
    <style:style style:name="T191" style:family="text">
      <style:text-properties officeooo:rsid="01076c75"/>
    </style:style>
    <style:style style:name="T192" style:family="text">
      <style:text-properties officeooo:rsid="0109607b"/>
    </style:style>
    <style:style style:name="T193" style:family="text">
      <style:text-properties officeooo:rsid="010a1cce"/>
    </style:style>
    <style:style style:name="T194" style:family="text">
      <style:text-properties fo:font-weight="normal" style:font-weight-asian="normal" style:font-weight-complex="normal"/>
    </style:style>
    <style:style style:name="T195" style:family="text">
      <style:text-properties fo:font-weight="normal" officeooo:rsid="00ffcd92" style:font-weight-asian="normal" style:font-weight-complex="normal"/>
    </style:style>
    <style:style style:name="T196" style:family="text">
      <style:text-properties fo:font-weight="normal" officeooo:rsid="010f6de0" style:font-weight-asian="normal" style:font-weight-complex="normal"/>
    </style:style>
    <style:style style:name="T197" style:family="text">
      <style:text-properties fo:font-weight="normal" officeooo:rsid="0116a4fe" style:font-weight-asian="normal" style:font-weight-complex="normal"/>
    </style:style>
    <style:style style:name="T198" style:family="text">
      <style:text-properties fo:font-weight="normal" officeooo:rsid="01186fea" style:font-weight-asian="normal" style:font-weight-complex="normal"/>
    </style:style>
    <style:style style:name="T199" style:family="text">
      <style:text-properties fo:font-weight="normal" officeooo:rsid="0174c03e" style:font-weight-asian="normal" style:font-weight-complex="normal"/>
    </style:style>
    <style:style style:name="T200" style:family="text">
      <style:text-properties fo:font-weight="normal" officeooo:rsid="01818301" style:font-weight-asian="normal" style:font-weight-complex="normal"/>
    </style:style>
    <style:style style:name="T201" style:family="text">
      <style:text-properties fo:font-weight="normal" officeooo:rsid="0188c1e8" style:font-weight-asian="normal" style:font-weight-complex="normal"/>
    </style:style>
    <style:style style:name="T202" style:family="text">
      <style:text-properties fo:font-weight="normal" officeooo:rsid="018dfff0" style:font-weight-asian="normal" style:font-weight-complex="normal"/>
    </style:style>
    <style:style style:name="T203" style:family="text">
      <style:text-properties fo:font-weight="normal" officeooo:rsid="01944e5a" style:font-weight-asian="normal" style:font-weight-complex="normal"/>
    </style:style>
    <style:style style:name="T204" style:family="text">
      <style:text-properties fo:font-weight="normal" officeooo:rsid="01e11318" style:font-weight-asian="normal" style:font-weight-complex="normal"/>
    </style:style>
    <style:style style:name="T205" style:family="text">
      <style:text-properties fo:font-weight="normal" officeooo:rsid="01de671b" style:font-weight-asian="normal" style:font-weight-complex="normal"/>
    </style:style>
    <style:style style:name="T206" style:family="text">
      <style:text-properties fo:font-weight="normal" officeooo:rsid="02073a64" style:font-weight-asian="normal" style:font-weight-complex="normal"/>
    </style:style>
    <style:style style:name="T207" style:family="text">
      <style:text-properties fo:font-weight="normal" officeooo:rsid="02192245" style:font-weight-asian="normal" style:font-weight-complex="normal"/>
    </style:style>
    <style:style style:name="T208" style:family="text">
      <style:text-properties fo:font-weight="normal" officeooo:rsid="021b011b" style:font-weight-asian="normal" style:font-weight-complex="normal"/>
    </style:style>
    <style:style style:name="T209" style:family="text">
      <style:text-properties fo:font-weight="normal" officeooo:rsid="021da73d" style:font-weight-asian="normal" style:font-weight-complex="normal"/>
    </style:style>
    <style:style style:name="T210" style:family="text">
      <style:text-properties fo:font-weight="normal" officeooo:rsid="021f6fc6" style:font-weight-asian="normal" style:font-weight-complex="normal"/>
    </style:style>
    <style:style style:name="T211" style:family="text">
      <style:text-properties fo:font-weight="normal" officeooo:rsid="0220ca86" style:font-weight-asian="normal" style:font-weight-complex="normal"/>
    </style:style>
    <style:style style:name="T212" style:family="text">
      <style:text-properties fo:font-weight="normal" officeooo:rsid="0220fc76" style:font-weight-asian="normal" style:font-weight-complex="normal"/>
    </style:style>
    <style:style style:name="T213" style:family="text">
      <style:text-properties fo:font-weight="normal" officeooo:rsid="02216647" style:font-weight-asian="normal" style:font-weight-complex="normal"/>
    </style:style>
    <style:style style:name="T214" style:family="text">
      <style:text-properties fo:font-weight="normal" officeooo:rsid="0223ba8c" style:font-weight-asian="normal" style:font-weight-complex="normal"/>
    </style:style>
    <style:style style:name="T215" style:family="text">
      <style:text-properties fo:font-weight="normal" officeooo:rsid="0223cc50" style:font-weight-asian="normal" style:font-weight-complex="normal"/>
    </style:style>
    <style:style style:name="T216" style:family="text">
      <style:text-properties fo:font-weight="normal" officeooo:rsid="0226bbd2" style:font-weight-asian="normal" style:font-weight-complex="normal"/>
    </style:style>
    <style:style style:name="T217" style:family="text">
      <style:text-properties fo:font-weight="normal" officeooo:rsid="02899717" style:font-weight-asian="normal" style:font-weight-complex="normal"/>
    </style:style>
    <style:style style:name="T218" style:family="text">
      <style:text-properties fo:font-weight="normal" officeooo:rsid="028e4a94" style:font-weight-asian="normal" style:font-weight-complex="normal"/>
    </style:style>
    <style:style style:name="T219" style:family="text">
      <style:text-properties fo:font-weight="normal" officeooo:rsid="028064a6" style:font-weight-asian="normal" style:font-weight-complex="normal"/>
    </style:style>
    <style:style style:name="T220" style:family="text">
      <style:text-properties fo:font-weight="normal" officeooo:rsid="02e994ea" style:font-weight-asian="normal" style:font-weight-complex="normal"/>
    </style:style>
    <style:style style:name="T221" style:family="text">
      <style:text-properties fo:font-weight="normal" officeooo:rsid="02eb1d7e" style:font-weight-asian="normal" style:font-weight-complex="normal"/>
    </style:style>
    <style:style style:name="T222" style:family="text">
      <style:text-properties fo:font-weight="normal" officeooo:rsid="02ecf414" style:font-weight-asian="normal" style:font-weight-complex="normal"/>
    </style:style>
    <style:style style:name="T223" style:family="text">
      <style:text-properties fo:font-weight="normal" officeooo:rsid="02eea051" style:font-weight-asian="normal" style:font-weight-complex="normal"/>
    </style:style>
    <style:style style:name="T224" style:family="text">
      <style:text-properties fo:font-weight="normal" officeooo:rsid="02efb63b" style:font-weight-asian="normal" style:font-weight-complex="normal"/>
    </style:style>
    <style:style style:name="T225" style:family="text">
      <style:text-properties fo:font-weight="normal" officeooo:rsid="02f146f2" style:font-weight-asian="normal" style:font-weight-complex="normal"/>
    </style:style>
    <style:style style:name="T226" style:family="text">
      <style:text-properties fo:font-weight="normal" officeooo:rsid="02f25e96" style:font-weight-asian="normal" style:font-weight-complex="normal"/>
    </style:style>
    <style:style style:name="T227" style:family="text">
      <style:text-properties fo:font-weight="normal" officeooo:rsid="02f5c76f" style:font-weight-asian="normal" style:font-weight-complex="normal"/>
    </style:style>
    <style:style style:name="T228" style:family="text">
      <style:text-properties fo:font-weight="normal" officeooo:rsid="03182c55" style:font-weight-asian="normal" style:font-weight-complex="normal"/>
    </style:style>
    <style:style style:name="T229" style:family="text">
      <style:text-properties fo:font-weight="normal" officeooo:rsid="03788551" style:font-weight-asian="normal" style:font-weight-complex="normal"/>
    </style:style>
    <style:style style:name="T230" style:family="text">
      <style:text-properties fo:font-weight="normal" officeooo:rsid="0378b464" style:font-weight-asian="normal" style:font-weight-complex="normal"/>
    </style:style>
    <style:style style:name="T231" style:family="text">
      <style:text-properties fo:font-weight="normal" officeooo:rsid="037a101e" style:font-weight-asian="normal" style:font-weight-complex="normal"/>
    </style:style>
    <style:style style:name="T232" style:family="text">
      <style:text-properties fo:font-weight="normal" officeooo:rsid="0382a24f" style:font-weight-asian="normal" style:font-weight-complex="normal"/>
    </style:style>
    <style:style style:name="T233" style:family="text">
      <style:text-properties fo:font-weight="normal" officeooo:rsid="03844746" style:font-weight-asian="normal" style:font-weight-complex="normal"/>
    </style:style>
    <style:style style:name="T234" style:family="text">
      <style:text-properties fo:font-weight="normal" officeooo:rsid="03857ca0" style:font-weight-asian="normal" style:font-weight-complex="normal"/>
    </style:style>
    <style:style style:name="T235" style:family="text">
      <style:text-properties fo:font-weight="normal" officeooo:rsid="0386f184" style:font-weight-asian="normal" style:font-weight-complex="normal"/>
    </style:style>
    <style:style style:name="T236" style:family="text">
      <style:text-properties fo:font-weight="normal" officeooo:rsid="0387dcf8" style:font-weight-asian="normal" style:font-weight-complex="normal"/>
    </style:style>
    <style:style style:name="T237" style:family="text">
      <style:text-properties fo:font-weight="normal" officeooo:rsid="0389a563" style:font-weight-asian="normal" style:font-weight-complex="normal"/>
    </style:style>
    <style:style style:name="T238" style:family="text">
      <style:text-properties fo:font-weight="normal" officeooo:rsid="03934896" style:font-weight-asian="normal" style:font-weight-complex="normal"/>
    </style:style>
    <style:style style:name="T239" style:family="text">
      <style:text-properties fo:font-weight="normal" officeooo:rsid="03986f65" style:font-weight-asian="normal" style:font-weight-complex="normal"/>
    </style:style>
    <style:style style:name="T240" style:family="text">
      <style:text-properties fo:font-weight="normal" officeooo:rsid="02429b07" fo:background-color="#ffffff" loext:char-shading-value="0" style:font-size-asian="10.5pt" style:font-weight-asian="normal" style:font-size-complex="12pt" style:font-weight-complex="normal"/>
    </style:style>
    <style:style style:name="T241" style:family="text">
      <style:text-properties officeooo:rsid="01045c30"/>
    </style:style>
    <style:style style:name="T242" style:family="text">
      <style:text-properties officeooo:rsid="010ef993"/>
    </style:style>
    <style:style style:name="T243" style:family="text">
      <style:text-properties officeooo:rsid="010f6de0"/>
    </style:style>
    <style:style style:name="T244" style:family="text">
      <style:text-properties officeooo:rsid="01197ab1"/>
    </style:style>
    <style:style style:name="T245" style:family="text">
      <style:text-properties officeooo:rsid="011aafbf"/>
    </style:style>
    <style:style style:name="T246" style:family="text">
      <style:text-properties officeooo:rsid="011e993d"/>
    </style:style>
    <style:style style:name="T247" style:family="text">
      <style:text-properties officeooo:rsid="0124723d"/>
    </style:style>
    <style:style style:name="T248" style:family="text">
      <style:text-properties officeooo:rsid="0125d115"/>
    </style:style>
    <style:style style:name="T249" style:family="text">
      <style:text-properties officeooo:rsid="012616db"/>
    </style:style>
    <style:style style:name="T250" style:family="text">
      <style:text-properties officeooo:rsid="0127d0f6"/>
    </style:style>
    <style:style style:name="T251" style:family="text">
      <style:text-properties officeooo:rsid="012b564a"/>
    </style:style>
    <style:style style:name="T252" style:family="text">
      <style:text-properties officeooo:rsid="012ca9dd"/>
    </style:style>
    <style:style style:name="T253" style:family="text">
      <style:text-properties officeooo:rsid="012e7b61"/>
    </style:style>
    <style:style style:name="T254" style:family="text">
      <style:text-properties officeooo:rsid="0135b025"/>
    </style:style>
    <style:style style:name="T255" style:family="text">
      <style:text-properties officeooo:rsid="0139e9c4"/>
    </style:style>
    <style:style style:name="T256" style:family="text">
      <style:text-properties officeooo:rsid="013dadf0"/>
    </style:style>
    <style:style style:name="T257" style:family="text">
      <style:text-properties officeooo:rsid="0140a9eb"/>
    </style:style>
    <style:style style:name="T258" style:family="text">
      <style:text-properties officeooo:rsid="01487ac1"/>
    </style:style>
    <style:style style:name="T259" style:family="text">
      <style:text-properties officeooo:rsid="0155f5d2"/>
    </style:style>
    <style:style style:name="T260" style:family="text">
      <style:text-properties officeooo:rsid="015ea9eb"/>
    </style:style>
    <style:style style:name="T261" style:family="text">
      <style:text-properties officeooo:rsid="016000e3"/>
    </style:style>
    <style:style style:name="T262" style:family="text">
      <style:text-properties officeooo:rsid="0164629c"/>
    </style:style>
    <style:style style:name="T263" style:family="text">
      <style:text-properties officeooo:rsid="01674ef3"/>
    </style:style>
    <style:style style:name="T264" style:family="text">
      <style:text-properties officeooo:rsid="016b17c3"/>
    </style:style>
    <style:style style:name="T265" style:family="text">
      <style:text-properties officeooo:rsid="016f00e9"/>
    </style:style>
    <style:style style:name="T266" style:family="text">
      <style:text-properties officeooo:rsid="016f3759"/>
    </style:style>
    <style:style style:name="T267" style:family="text">
      <style:text-properties officeooo:rsid="0172d62a"/>
    </style:style>
    <style:style style:name="T268" style:family="text">
      <style:text-properties fo:color="#800000" style:font-name="Ubuntu Mono" fo:font-size="10.3999996185303pt"/>
    </style:style>
    <style:style style:name="T269" style:family="text">
      <style:text-properties fo:color="#800000" style:font-name="Ubuntu Mono" fo:font-size="10.3999996185303pt" fo:font-weight="normal" style:font-weight-asian="normal" style:font-weight-complex="normal"/>
    </style:style>
    <style:style style:name="T270" style:family="text">
      <style:text-properties fo:color="#800000" style:font-name="Ubuntu Mono" fo:font-size="10.3999996185303pt" officeooo:rsid="016f8962" style:font-size-asian="12pt"/>
    </style:style>
    <style:style style:name="T271" style:family="text">
      <style:text-properties fo:color="#800000" style:font-name="Ubuntu Mono" fo:font-size="10.3999996185303pt" officeooo:rsid="0216e0a3"/>
    </style:style>
    <style:style style:name="T272" style:family="text">
      <style:text-properties fo:color="#800000" style:font-name="Ubuntu Mono" fo:font-size="10.3999996185303pt" officeooo:rsid="03904529"/>
    </style:style>
    <style:style style:name="T273" style:family="text">
      <style:text-properties officeooo:rsid="0195b04b"/>
    </style:style>
    <style:style style:name="T274" style:family="text">
      <style:text-properties officeooo:rsid="018febf9"/>
    </style:style>
    <style:style style:name="T275" style:family="text">
      <style:text-properties officeooo:rsid="019890b4"/>
    </style:style>
    <style:style style:name="T276" style:family="text">
      <style:text-properties officeooo:rsid="019b8db2"/>
    </style:style>
    <style:style style:name="T277" style:family="text">
      <style:text-properties officeooo:rsid="01a0e420"/>
    </style:style>
    <style:style style:name="T278" style:family="text">
      <style:text-properties officeooo:rsid="01a3c931"/>
    </style:style>
    <style:style style:name="T279" style:family="text">
      <style:text-properties officeooo:rsid="01a58d37"/>
    </style:style>
    <style:style style:name="T280" style:family="text">
      <style:text-properties officeooo:rsid="01ac4515"/>
    </style:style>
    <style:style style:name="T281" style:family="text">
      <style:text-properties officeooo:rsid="01ac9195"/>
    </style:style>
    <style:style style:name="T282" style:family="text">
      <style:text-properties officeooo:rsid="01afcc91"/>
    </style:style>
    <style:style style:name="T283" style:family="text">
      <style:text-properties officeooo:rsid="01b13734"/>
    </style:style>
    <style:style style:name="T284" style:family="text">
      <style:text-properties officeooo:rsid="01b49fbd"/>
    </style:style>
    <style:style style:name="T285" style:family="text">
      <style:text-properties officeooo:rsid="01b861a2"/>
    </style:style>
    <style:style style:name="T286" style:family="text">
      <style:text-properties officeooo:rsid="01bc8a33"/>
    </style:style>
    <style:style style:name="T287" style:family="text">
      <style:text-properties officeooo:rsid="01c04a89"/>
    </style:style>
    <style:style style:name="T288" style:family="text">
      <style:text-properties officeooo:rsid="01c0c2ab"/>
    </style:style>
    <style:style style:name="T289" style:family="text">
      <style:text-properties officeooo:rsid="01c279a1"/>
    </style:style>
    <style:style style:name="T290" style:family="text">
      <style:text-properties officeooo:rsid="01b645b0"/>
    </style:style>
    <style:style style:name="T291" style:family="text">
      <style:text-properties officeooo:rsid="01c6e93e"/>
    </style:style>
    <style:style style:name="T292" style:family="text">
      <style:text-properties officeooo:rsid="01c9601f"/>
    </style:style>
    <style:style style:name="T293" style:family="text">
      <style:text-properties officeooo:rsid="01d9559f"/>
    </style:style>
    <style:style style:name="T294" style:family="text">
      <style:text-properties officeooo:rsid="01e5bcf9"/>
    </style:style>
    <style:style style:name="T295" style:family="text">
      <style:text-properties officeooo:rsid="01e77c8d"/>
    </style:style>
    <style:style style:name="T296" style:family="text">
      <style:text-properties officeooo:rsid="01e9f1db"/>
    </style:style>
    <style:style style:name="T297" style:family="text">
      <style:text-properties officeooo:rsid="01ebbcf4"/>
    </style:style>
    <style:style style:name="T298" style:family="text">
      <style:text-properties officeooo:rsid="01f3917f"/>
    </style:style>
    <style:style style:name="T299" style:family="text">
      <style:text-properties officeooo:rsid="01f6d3ca"/>
    </style:style>
    <style:style style:name="T300" style:family="text">
      <style:text-properties officeooo:rsid="01faadd4"/>
    </style:style>
    <style:style style:name="T301" style:family="text">
      <style:text-properties officeooo:rsid="01fb8183"/>
    </style:style>
    <style:style style:name="T302" style:family="text">
      <style:text-properties officeooo:rsid="01fe1cf0"/>
    </style:style>
    <style:style style:name="T303" style:family="text">
      <style:text-properties officeooo:rsid="01ff8cd5"/>
    </style:style>
    <style:style style:name="T304" style:family="text">
      <style:text-properties officeooo:rsid="01f604d1" style:font-size-asian="10.5pt"/>
    </style:style>
    <style:style style:name="T305" style:family="text">
      <style:text-properties officeooo:rsid="02014ced" style:font-size-asian="10.5pt"/>
    </style:style>
    <style:style style:name="T306" style:family="text">
      <style:text-properties officeooo:rsid="02014ced"/>
    </style:style>
    <style:style style:name="T307" style:family="text">
      <style:text-properties style:font-size-asian="12pt"/>
    </style:style>
    <style:style style:name="T308" style:family="text">
      <style:text-properties officeooo:rsid="016f8962" style:font-size-asian="12pt"/>
    </style:style>
    <style:style style:name="T309" style:family="text">
      <style:text-properties officeooo:rsid="01ff8cd5" style:font-size-asian="12pt"/>
    </style:style>
    <style:style style:name="T310" style:family="text">
      <style:text-properties officeooo:rsid="02124c12" style:font-size-asian="12pt"/>
    </style:style>
    <style:style style:name="T311" style:family="text">
      <style:text-properties officeooo:rsid="02cbdee7" style:font-size-asian="12pt"/>
    </style:style>
    <style:style style:name="T312" style:family="text">
      <style:text-properties officeooo:rsid="02cc32fe" style:font-size-asian="12pt"/>
    </style:style>
    <style:style style:name="T313" style:family="text">
      <style:text-properties officeooo:rsid="02da49da" style:font-size-asian="12pt"/>
    </style:style>
    <style:style style:name="T314" style:family="text">
      <style:text-properties officeooo:rsid="020329a2"/>
    </style:style>
    <style:style style:name="T315" style:family="text">
      <style:text-properties officeooo:rsid="02073a64"/>
    </style:style>
    <style:style style:name="T316" style:family="text">
      <style:text-properties officeooo:rsid="02124c12"/>
    </style:style>
    <style:style style:name="T317" style:family="text">
      <style:text-properties officeooo:rsid="0177a011"/>
    </style:style>
    <style:style style:name="T318" style:family="text">
      <style:text-properties officeooo:rsid="01186fea"/>
    </style:style>
    <style:style style:name="T319" style:family="text">
      <style:text-properties officeooo:rsid="0216e0a3"/>
    </style:style>
    <style:style style:name="T320" style:family="text">
      <style:text-properties officeooo:rsid="02181966"/>
    </style:style>
    <style:style style:name="T321" style:family="text">
      <style:text-properties officeooo:rsid="02216647"/>
    </style:style>
    <style:style style:name="T322" style:family="text">
      <style:text-properties officeooo:rsid="02289604"/>
    </style:style>
    <style:style style:name="T323" style:family="text">
      <style:text-properties officeooo:rsid="022959d7"/>
    </style:style>
    <style:style style:name="T324" style:family="text">
      <style:text-properties officeooo:rsid="022a4aa7"/>
    </style:style>
    <style:style style:name="T325" style:family="text">
      <style:text-properties style:text-position="super 58%" officeooo:rsid="022959d7"/>
    </style:style>
    <style:style style:name="T326" style:family="text">
      <style:text-properties officeooo:rsid="022c3706"/>
    </style:style>
    <style:style style:name="T327" style:family="text">
      <style:text-properties officeooo:rsid="022f230e"/>
    </style:style>
    <style:style style:name="T328" style:family="text">
      <style:text-properties officeooo:rsid="0232738e"/>
    </style:style>
    <style:style style:name="T329" style:family="text">
      <style:text-properties officeooo:rsid="02338d2e"/>
    </style:style>
    <style:style style:name="T330" style:family="text">
      <style:text-properties officeooo:rsid="02354fc3"/>
    </style:style>
    <style:style style:name="T331" style:family="text">
      <style:text-properties officeooo:rsid="02381bb9"/>
    </style:style>
    <style:style style:name="T332" style:family="text">
      <style:text-properties officeooo:rsid="02399c4c"/>
    </style:style>
    <style:style style:name="T333" style:family="text">
      <style:text-properties officeooo:rsid="023a9904"/>
    </style:style>
    <style:style style:name="T334" style:family="text">
      <style:text-properties officeooo:rsid="023cbc51"/>
    </style:style>
    <style:style style:name="T335" style:family="text">
      <style:text-properties officeooo:rsid="023d697b"/>
    </style:style>
    <style:style style:name="T336" style:family="text">
      <style:text-properties officeooo:rsid="024065cc"/>
    </style:style>
    <style:style style:name="T337" style:family="text">
      <style:text-properties fo:color="#f99157" style:font-name="Ubuntu Mono" fo:font-size="10.3999996185303pt" fo:font-weight="bold" style:font-weight-asian="bold" style:font-weight-complex="bold"/>
    </style:style>
    <style:style style:name="T338" style:family="text">
      <style:text-properties fo:color="#f99157" style:font-name="Ubuntu Mono" fo:font-size="10.3999996185303pt" fo:font-weight="bold" officeooo:rsid="02429b07" style:font-weight-asian="bold" style:font-weight-complex="bold"/>
    </style:style>
    <style:style style:name="T339" style:family="text">
      <style:text-properties fo:color="#f99157" style:font-name="Ubuntu Mono" fo:font-size="10.3999996185303pt" fo:font-weight="bold" officeooo:rsid="024345cb" style:font-weight-asian="bold" style:font-weight-complex="bold"/>
    </style:style>
    <style:style style:name="T340" style:family="text">
      <style:text-properties fo:color="#f99157" style:font-name="Ubuntu Mono" fo:font-size="10.3999996185303pt" fo:font-weight="bold" officeooo:rsid="0244111c" style:font-weight-asian="bold" style:font-weight-complex="bold"/>
    </style:style>
    <style:style style:name="T341" style:family="text">
      <style:text-properties fo:color="#f99157" style:font-name="Ubuntu Mono" fo:font-size="10.3999996185303pt" fo:font-weight="bold" officeooo:rsid="024601fe" style:font-weight-asian="bold" style:font-weight-complex="bold"/>
    </style:style>
    <style:style style:name="T342" style:family="text">
      <style:text-properties fo:color="#f99157" fo:font-weight="bold" officeooo:rsid="022d6b2d" fo:background-color="#ffffff" loext:char-shading-value="0" style:font-size-asian="10.5pt" style:font-weight-asian="bold" style:font-size-complex="12pt" style:font-weight-complex="bold"/>
    </style:style>
    <style:style style:name="T343" style:family="text">
      <style:text-properties fo:color="#f99157" fo:font-weight="bold" officeooo:rsid="024601fe" fo:background-color="#ffffff" loext:char-shading-value="0" style:font-size-asian="10.5pt" style:font-weight-asian="bold" style:font-size-complex="12pt" style:font-weight-complex="bold"/>
    </style:style>
    <style:style style:name="T344" style:family="text">
      <style:text-properties fo:color="#000000" fo:font-weight="bold" officeooo:rsid="022d6b2d" fo:background-color="#ffffff" loext:char-shading-value="0" style:font-size-asian="10.5pt" style:font-weight-asian="bold" style:font-size-complex="12pt" style:font-weight-complex="bold"/>
    </style:style>
    <style:style style:name="T34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officeooo:rsid="01c6e93e" style:font-style-asian="normal" style:font-style-complex="normal"/>
    </style:style>
    <style:style style:name="T349" style:family="text">
      <style:text-properties officeooo:rsid="025c04bd"/>
    </style:style>
    <style:style style:name="T350" style:family="text">
      <style:text-properties officeooo:rsid="025c9a0a"/>
    </style:style>
    <style:style style:name="T351" style:family="text">
      <style:text-properties officeooo:rsid="025e2d4f"/>
    </style:style>
    <style:style style:name="T352" style:family="text">
      <style:text-properties officeooo:rsid="025f618b"/>
    </style:style>
    <style:style style:name="T353" style:family="text">
      <style:text-properties officeooo:rsid="0260e88a"/>
    </style:style>
    <style:style style:name="T354" style:family="text">
      <style:text-properties officeooo:rsid="0262d606"/>
    </style:style>
    <style:style style:name="T355" style:family="text">
      <style:text-properties officeooo:rsid="026697d0"/>
    </style:style>
    <style:style style:name="T356" style:family="text">
      <style:text-properties officeooo:rsid="026cae1c"/>
    </style:style>
    <style:style style:name="T357" style:family="text">
      <style:text-properties officeooo:rsid="026ed9b3"/>
    </style:style>
    <style:style style:name="T358" style:family="text">
      <style:text-properties officeooo:rsid="027783b7"/>
    </style:style>
    <style:style style:name="T359" style:family="text">
      <style:text-properties officeooo:rsid="0277a781"/>
    </style:style>
    <style:style style:name="T360" style:family="text">
      <style:text-properties officeooo:rsid="0278d0db"/>
    </style:style>
    <style:style style:name="T361" style:family="text">
      <style:text-properties officeooo:rsid="028064a6"/>
    </style:style>
    <style:style style:name="T362" style:family="text">
      <style:text-properties officeooo:rsid="0282a36b"/>
    </style:style>
    <style:style style:name="T363" style:family="text">
      <style:text-properties officeooo:rsid="02867117"/>
    </style:style>
    <style:style style:name="T364" style:family="text">
      <style:text-properties officeooo:rsid="02899717"/>
    </style:style>
    <style:style style:name="T365" style:family="text">
      <style:text-properties officeooo:rsid="028e4a94"/>
    </style:style>
    <style:style style:name="T366" style:family="text">
      <style:text-properties officeooo:rsid="029b4ed7"/>
    </style:style>
    <style:style style:name="T367" style:family="text">
      <style:text-properties officeooo:rsid="029cd238"/>
    </style:style>
    <style:style style:name="T368" style:family="text">
      <style:text-properties officeooo:rsid="029d87d7"/>
    </style:style>
    <style:style style:name="T369" style:family="text">
      <style:text-properties officeooo:rsid="02a0eae6"/>
    </style:style>
    <style:style style:name="T370" style:family="text">
      <style:text-properties officeooo:rsid="02a1d2ff"/>
    </style:style>
    <style:style style:name="T371" style:family="text">
      <style:text-properties officeooo:rsid="02a53af0"/>
    </style:style>
    <style:style style:name="T372"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1" style:family="text">
      <style:text-properties style:font-name="Liberation Serif" officeooo:rsid="03228f61"/>
    </style:style>
    <style:style style:name="T382" style:family="text">
      <style:text-properties style:font-name="Liberation Serif" officeooo:rsid="036a1bd8"/>
    </style:style>
    <style:style style:name="T383" style:family="text">
      <style:text-properties style:font-name="Liberation Serif" officeooo:rsid="036cf71a"/>
    </style:style>
    <style:style style:name="T384" style:family="text">
      <style:text-properties style:font-name="Liberation Serif" fo:font-weight="bold" officeooo:rsid="020bab8e" style:font-weight-asian="bold" style:font-weight-complex="bold"/>
    </style:style>
    <style:style style:name="T385" style:family="text">
      <style:text-properties style:font-name="Liberation Serif" fo:font-weight="bold" officeooo:rsid="01805a53" style:font-weight-asian="bold" style:font-weight-complex="bold"/>
    </style:style>
    <style:style style:name="T386" style:family="text">
      <style:text-properties fo:font-size="12pt" style:font-size-asian="12pt" style:font-size-complex="12pt"/>
    </style:style>
    <style:style style:name="T387" style:family="text">
      <style:text-properties fo:font-size="12pt" officeooo:rsid="027fb1d2" style:font-size-asian="10.5pt" style:font-size-complex="12pt"/>
    </style:style>
    <style:style style:name="T388" style:family="text">
      <style:text-properties fo:font-size="12pt" officeooo:rsid="02a71e18" style:font-size-asian="10.5pt" style:font-size-complex="12pt"/>
    </style:style>
    <style:style style:name="T38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officeooo:rsid="02a58a47"/>
    </style:style>
    <style:style style:name="T391" style:family="text">
      <style:text-properties officeooo:rsid="02a71e18"/>
    </style:style>
    <style:style style:name="T392" style:family="text">
      <style:text-properties officeooo:rsid="02649100"/>
    </style:style>
    <style:style style:name="T393" style:family="text">
      <style:text-properties officeooo:rsid="02a726ff"/>
    </style:style>
    <style:style style:name="T394" style:family="text">
      <style:text-properties fo:font-size="14pt" style:font-size-asian="14pt" style:font-size-complex="14pt"/>
    </style:style>
    <style:style style:name="T395" style:family="text">
      <style:text-properties fo:font-size="14pt" officeooo:rsid="02a58a47" style:font-size-asian="14pt" style:font-size-complex="14pt"/>
    </style:style>
    <style:style style:name="T396" style:family="text">
      <style:text-properties fo:font-size="14pt" officeooo:rsid="02a726ff" style:font-size-asian="14pt" style:font-size-complex="14pt"/>
    </style:style>
    <style:style style:name="T397" style:family="text">
      <style:text-properties fo:font-size="14pt" officeooo:rsid="02a810dc" style:font-size-asian="14pt" style:font-size-complex="14pt"/>
    </style:style>
    <style:style style:name="T398" style:family="text">
      <style:text-properties officeooo:rsid="0282bf6e"/>
    </style:style>
    <style:style style:name="T399" style:family="text">
      <style:text-properties officeooo:rsid="02a8f638"/>
    </style:style>
    <style:style style:name="T400" style:family="text">
      <style:text-properties officeooo:rsid="02aa29c0"/>
    </style:style>
    <style:style style:name="T401" style:family="text">
      <style:text-properties officeooo:rsid="02aa2dc0"/>
    </style:style>
    <style:style style:name="T402" style:family="text">
      <style:text-properties officeooo:rsid="02ad8dd0"/>
    </style:style>
    <style:style style:name="T403" style:family="text">
      <style:text-properties officeooo:rsid="02aeefd3"/>
    </style:style>
    <style:style style:name="T404" style:family="text">
      <style:text-properties officeooo:rsid="02b50f11"/>
    </style:style>
    <style:style style:name="T405" style:family="text">
      <style:text-properties officeooo:rsid="02be47f1"/>
    </style:style>
    <style:style style:name="T406" style:family="text">
      <style:text-properties officeooo:rsid="02c253a6"/>
    </style:style>
    <style:style style:name="T407" style:family="text">
      <style:text-properties officeooo:rsid="02c390e7"/>
    </style:style>
    <style:style style:name="T408" style:family="text">
      <style:text-properties officeooo:rsid="02c48e0f"/>
    </style:style>
    <style:style style:name="T409" style:family="text">
      <style:text-properties officeooo:rsid="02c50a9d"/>
    </style:style>
    <style:style style:name="T410" style:family="text">
      <style:text-properties officeooo:rsid="02c7868a"/>
    </style:style>
    <style:style style:name="T411" style:family="text">
      <style:text-properties officeooo:rsid="02c96a00"/>
    </style:style>
    <style:style style:name="T412" style:family="text">
      <style:text-properties officeooo:rsid="02cb97ff"/>
    </style:style>
    <style:style style:name="T413" style:family="text">
      <style:text-properties officeooo:rsid="02cbdee7"/>
    </style:style>
    <style:style style:name="T414" style:family="text">
      <style:text-properties officeooo:rsid="02cc32fe"/>
    </style:style>
    <style:style style:name="T415" style:family="text">
      <style:text-properties officeooo:rsid="02cc600f"/>
    </style:style>
    <style:style style:name="T416" style:family="text">
      <style:text-properties officeooo:rsid="02d0a2d2"/>
    </style:style>
    <style:style style:name="T417" style:family="text">
      <style:text-properties officeooo:rsid="02df2240"/>
    </style:style>
    <style:style style:name="T418" style:family="text">
      <style:text-properties officeooo:rsid="02efb63b"/>
    </style:style>
    <style:style style:name="T419" style:family="text">
      <style:text-properties officeooo:rsid="02f5c76f"/>
    </style:style>
    <style:style style:name="T420" style:family="text">
      <style:text-properties officeooo:rsid="02fcd022"/>
    </style:style>
    <style:style style:name="T421" style:family="text">
      <style:text-properties officeooo:rsid="030109dd"/>
    </style:style>
    <style:style style:name="T422" style:family="text">
      <style:text-properties officeooo:rsid="030161fa"/>
    </style:style>
    <style:style style:name="T423" style:family="text">
      <style:text-properties officeooo:rsid="0305e3af"/>
    </style:style>
    <style:style style:name="T424" style:family="text">
      <style:text-properties officeooo:rsid="030761ff"/>
    </style:style>
    <style:style style:name="T425" style:family="text">
      <style:text-properties officeooo:rsid="0308eca5"/>
    </style:style>
    <style:style style:name="T426" style:family="text">
      <style:text-properties officeooo:rsid="0309f13d"/>
    </style:style>
    <style:style style:name="T427" style:family="text">
      <style:text-properties officeooo:rsid="030f50fd"/>
    </style:style>
    <style:style style:name="T428" style:family="text">
      <style:text-properties officeooo:rsid="03125fa5"/>
    </style:style>
    <style:style style:name="T429" style:family="text">
      <style:text-properties officeooo:rsid="0314bcb4"/>
    </style:style>
    <style:style style:name="T430" style:family="text">
      <style:text-properties officeooo:rsid="0316fab6"/>
    </style:style>
    <style:style style:name="T431" style:family="text">
      <style:text-properties officeooo:rsid="0319a2b0"/>
    </style:style>
    <style:style style:name="T432" style:family="text">
      <style:text-properties officeooo:rsid="031f51ce"/>
    </style:style>
    <style:style style:name="T433" style:family="text">
      <style:text-properties officeooo:rsid="0326e7f2"/>
    </style:style>
    <style:style style:name="T434" style:family="text">
      <style:text-properties officeooo:rsid="03271009"/>
    </style:style>
    <style:style style:name="T435" style:family="text">
      <style:text-properties officeooo:rsid="03313a5f"/>
    </style:style>
    <style:style style:name="T436" style:family="text">
      <style:text-properties officeooo:rsid="03359e7c"/>
    </style:style>
    <style:style style:name="T437" style:family="text">
      <style:text-properties officeooo:rsid="03389fa5"/>
    </style:style>
    <style:style style:name="T438" style:family="text">
      <style:text-properties officeooo:rsid="0339c024"/>
    </style:style>
    <style:style style:name="T439" style:family="text">
      <style:text-properties officeooo:rsid="03408135"/>
    </style:style>
    <style:style style:name="T440" style:family="text">
      <style:text-properties officeooo:rsid="03463533"/>
    </style:style>
    <style:style style:name="T441" style:family="text">
      <style:text-properties officeooo:rsid="034bb64f"/>
    </style:style>
    <style:style style:name="T442" style:family="text">
      <style:text-properties officeooo:rsid="034cfac3"/>
    </style:style>
    <style:style style:name="T443" style:family="text">
      <style:text-properties officeooo:rsid="034da132"/>
    </style:style>
    <style:style style:name="T444" style:family="text">
      <style:text-properties officeooo:rsid="034e0c73"/>
    </style:style>
    <style:style style:name="T445" style:family="text">
      <style:text-properties officeooo:rsid="03505f97"/>
    </style:style>
    <style:style style:name="T446" style:family="text">
      <style:text-properties officeooo:rsid="03537aee"/>
    </style:style>
    <style:style style:name="T447" style:family="text">
      <style:text-properties officeooo:rsid="0353a1a6"/>
    </style:style>
    <style:style style:name="T448" style:family="text">
      <style:text-properties officeooo:rsid="0353e13e"/>
    </style:style>
    <style:style style:name="T449" style:family="text">
      <style:text-properties officeooo:rsid="03559951"/>
    </style:style>
    <style:style style:name="T450" style:family="text">
      <style:text-properties officeooo:rsid="0356f429"/>
    </style:style>
    <style:style style:name="T451" style:family="text">
      <style:text-properties officeooo:rsid="035a3008"/>
    </style:style>
    <style:style style:name="T452" style:family="text">
      <style:text-properties officeooo:rsid="035cce46"/>
    </style:style>
    <style:style style:name="T453" style:family="text">
      <style:text-properties officeooo:rsid="035ff8c9"/>
    </style:style>
    <style:style style:name="T454" style:family="text">
      <style:text-properties officeooo:rsid="03604575"/>
    </style:style>
    <style:style style:name="T455" style:family="text">
      <style:text-properties officeooo:rsid="036221e1"/>
    </style:style>
    <style:style style:name="T456" style:family="text">
      <style:text-properties officeooo:rsid="03663c6c"/>
    </style:style>
    <style:style style:name="T457" style:family="text">
      <style:text-properties officeooo:rsid="03686666"/>
    </style:style>
    <style:style style:name="T458" style:family="text">
      <style:text-properties officeooo:rsid="036a1bd8"/>
    </style:style>
    <style:style style:name="T459" style:family="text">
      <style:text-properties officeooo:rsid="036bae16"/>
    </style:style>
    <style:style style:name="T460" style:family="text">
      <style:text-properties officeooo:rsid="036cf71a"/>
    </style:style>
    <style:style style:name="T461" style:family="text">
      <style:text-properties officeooo:rsid="036e8fcd"/>
    </style:style>
    <style:style style:name="T462" style:family="text">
      <style:text-properties officeooo:rsid="036ffc1b"/>
    </style:style>
    <style:style style:name="T463" style:family="text">
      <style:text-properties officeooo:rsid="03700e1b"/>
    </style:style>
    <style:style style:name="T464" style:family="text">
      <style:text-properties officeooo:rsid="037096d2"/>
    </style:style>
    <style:style style:name="T465" style:family="text">
      <style:text-properties officeooo:rsid="03712cd7"/>
    </style:style>
    <style:style style:name="T466" style:family="text">
      <style:text-properties officeooo:rsid="03714113"/>
    </style:style>
    <style:style style:name="T467" style:family="text">
      <style:text-properties officeooo:rsid="03722142"/>
    </style:style>
    <style:style style:name="T468" style:family="text">
      <style:text-properties officeooo:rsid="03735717"/>
    </style:style>
    <style:style style:name="T469" style:family="text">
      <style:text-properties officeooo:rsid="0378079b"/>
    </style:style>
    <style:style style:name="T470" style:family="text">
      <style:text-properties officeooo:rsid="03788551"/>
    </style:style>
    <style:style style:name="T471" style:family="text">
      <style:text-properties officeooo:rsid="037aa301"/>
    </style:style>
    <style:style style:name="T47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3"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4" style:family="text">
      <style:text-properties officeooo:rsid="03950234"/>
    </style:style>
    <style:style style:name="T475" style:family="text">
      <style:text-properties officeooo:rsid="03a0bdf7"/>
    </style:style>
    <style:style style:name="T476" style:family="text">
      <style:text-properties officeooo:rsid="03a59ccd"/>
    </style:style>
    <style:style style:name="T477" style:family="text">
      <style:text-properties officeooo:rsid="03b5db4d"/>
    </style:style>
    <style:style style:name="T478" style:family="text">
      <style:text-properties officeooo:rsid="03bb2e1b"/>
    </style:style>
    <style:style style:name="T479" style:family="text">
      <style:text-properties officeooo:rsid="03bc5bbd"/>
    </style:style>
    <style:style style:name="T480" style:family="text">
      <style:text-properties officeooo:rsid="03bd9ce8"/>
    </style:style>
    <style:style style:name="T481" style:family="text">
      <style:text-properties officeooo:rsid="03c1340b"/>
    </style:style>
    <style:style style:name="T482" style:family="text">
      <style:text-properties officeooo:rsid="03c59e51"/>
    </style:style>
    <style:style style:name="T483" style:family="text">
      <style:text-properties officeooo:rsid="03c7a24d"/>
    </style:style>
    <style:style style:name="T484" style:family="text">
      <style:text-properties officeooo:rsid="03cb5098"/>
    </style:style>
    <style:style style:name="T485" style:family="text">
      <style:text-properties officeooo:rsid="03d01536"/>
    </style:style>
    <style:style style:name="T486" style:family="text">
      <style:text-properties officeooo:rsid="03d19252"/>
    </style:style>
    <style:style style:name="T487" style:family="text">
      <style:text-properties officeooo:rsid="03d43116"/>
    </style:style>
    <style:style style:name="T488" style:family="text">
      <style:text-properties officeooo:rsid="03d7d797"/>
    </style:style>
    <style:style style:name="T489" style:family="text">
      <style:text-properties officeooo:rsid="03d869c2"/>
    </style:style>
    <style:style style:name="T490" style:family="text">
      <style:text-properties officeooo:rsid="03da5e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5">and report</text:span>:</text:p>
      <text:p text:style-name="P44"/>
      <text:list xml:id="list8133324215262267643" text:style-name="L1">
        <text:list-item>
          <text:p text:style-name="P88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0"><text:span text:style-name="T18">Change the name of</text:span><text:span text:style-name="T19"> the .Rnw </text:span><text:span text:style-name="T18">file and open it.</text:span></text:p>
        </text:list-item>
        <text:list-item>
          <text:p text:style-name="P88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83">Put WGTS.<text:span text:style-name="T133">Rdata SS.Rdata</text:span> <text:span text:style-name="T154"><text:s/></text:span>and recruitment <text:span text:style-name="T154">(Only WGTS and Output from February 6)</text:span>, <text:span text:style-name="T135">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3621426869983" text:continue-numbering="true" text:style-name="L1">
        <text:list-item>
          <text:p text:style-name="P893">Change benchmark(number) appropiately in github calls in the .Rnw file (two lines, one for WGTS, <text:s/>other for Recruitment,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95">Compilar en Rstudio</text:p>
        </text:list-item>
        <text:list-item>
          <text:p text:style-name="P895">Abrir el .tex y compilar con PDFlatex...it gives you the chance to change a dash in González – Quirós bibliography entry in .bbl file, save it and compile again.</text:p>
        </text:list-item>
      </text:list>
      <text:p text:style-name="P760"/>
      <text:p text:style-name="P762">Muchos de estos pasos se han automatizado en un fichero que se llama report_generation.r en TEXdocuments/benchmark</text:p>
      <text:p text:style-name="P763">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2878276593082396516" text:style-name="L2">
        <text:list-header>
          <text:p text:style-name="P885"/>
        </text:list-header>
      </text:list>
      <text:list xml:id="list5119881186261392377" text:style-name="L3">
        <text:list-header>
          <text:p text:style-name="P88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2">(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7">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3">parece que por la versión de sql</text:span></text:p>
      <text:p text:style-name="P81"/>
      <text:p text:style-name="P140">setupanchovy en /home/marga/Back up de MIPC/Documentos/TEXdocuments/Benchmark/setupanchovy_Prueba_1988_2015_completo_fleet_number_4.r <text:span text:style-name="T146">usado para el allnumbers 4</text:span></text:p>
      <text:p text:style-name="P81"/>
      <text:p text:style-name="P82">Anchovy2017_benchmark_allnumbers_1: Incluye <text:span text:style-name="T55">ALKcatches.ldist (Taleda bruto)</text:span></text:p>
      <text:p text:style-name="P80">arsa.ldist <text:span text:style-name="T124">(con agregación de 1cm)</text:span></text:p>
      <text:p text:style-name="P80">ARSA_biom</text:p>
      <text:p text:style-name="P80">bocadeva_biom</text:p>
      <text:p text:style-name="P75">fleet.allptsp <text:s/><text:span text:style-name="T123">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6">2</text:span>: <text:span text:style-name="T126">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7">3</text:span>: <text:span text:style-name="T127">Igual a allnumbers2 pero sin el grouping de las surveys</text:span></text:p>
      <text:p text:style-name="P93">Submitted batch job 714227</text:p>
      <text:p text:style-name="P93"/>
      <text:p text:style-name="P85">Anchovy2017_benchmark_allnumbers_<text:span text:style-name="T128">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9">lo he mandado a dos nodos</text:span></text:p>
      <text:p text:style-name="P95"/>
      <text:p text:style-name="P86">Anchovy2017_benchmark_allnumbers_<text:span text:style-name="T129">5: Igual al 4 pero he metido manualmente el valor de biomasa para </text:span><text:span text:style-name="T65">2013 survey pelago</text:span><text:span text:style-name="T129">, lo voy a mandar a un nodo, que a lo mejor entra más rápido</text:span></text:p>
      <text:p text:style-name="P96">Submitted batch job 721353</text:p>
      <text:p text:style-name="P96"/>
      <text:p text:style-name="P87">Anchovy201<text:span text:style-name="T131">8</text:span>_benchmark_allnumbers_<text:span text:style-name="T130">6: Igual al 5</text:span></text:p>
      <text:p text:style-name="P87"><text:span text:style-name="T130">anchalpha88<text:tab/>1<text:tab/></text:span><text:span text:style-name="T59">0.1</text:span><text:span text:style-name="T130"><text:tab/>1.1<text:tab/>1 </text:span></text:p>
      <text:p text:style-name="P87"><text:span text:style-name="T130">anchalpha01<text:tab/>1<text:tab/></text:span><text:span text:style-name="T59">0.1</text:span><text:span text:style-name="T130"><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0">constantecorec<text:tab/>random<text:tab/>0.2<text:tab/></text:span><text:span text:style-name="T59">3</text:span><text:span text:style-name="T130"><text:tab/>1 </text:span></text:p>
      <text:p text:style-name="P100">l50ecorec<text:tab/><text:tab/>10<text:tab/>2<text:tab/>20<text:tab/>1 </text:p>
      <text:p text:style-name="P100">constantarsa<text:tab/>random<text:tab/>0.01<text:tab/>1.5<text:tab/>1 </text:p>
      <text:p text:style-name="P87"><text:span text:style-name="T130">l50arsa<text:tab/><text:tab/>random<text:tab/>2<text:tab/></text:span><text:span text:style-name="T59">30</text:span><text:span text:style-name="T130"><text:tab/>1</text:span></text:p>
      <text:p text:style-name="P100">init1<text:tab/>1<text:tab/>1e-06<text:tab/>3<text:tab/>1<text:tab/> </text:p>
      <text:p text:style-name="P87"><text:s/><text:span text:style-name="T131">Y con gadget retro.</text:span></text:p>
      <text:p text:style-name="P98">Submitted batch job 732017</text:p>
      <text:p text:style-name="P87"/>
      <text:p text:style-name="P88">Anchovy201<text:span text:style-name="T131">8</text:span>_benchmark_allnumbers_<text:span text:style-name="T131">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5">a</text:span> pero como del 14 al 19 son iguales, esto lo corro para verificar!<text:span text:style-name="T144">Fatal</text:span></text:p>
      <text:p text:style-name="P129"/>
      <text:p text:style-name="P234">Submitted batch job 836385, 7b=7a pero con fgadget.fit(wgts = "WGTS")</text:p>
      <text:p text:style-name="P129"/>
      <text:p text:style-name="P129"/>
      <text:p text:style-name="P129"/>
      <text:p text:style-name="P130">Otra verificación <text:span text:style-name="T123">Anchovy2018_benchmark_allnumbers_</text:span>200</text:p>
      <text:p text:style-name="P130"><text:span text:style-name="T123"><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9">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1">8</text:span>_benchmark_allnumbers_<text:span text:style-name="T132">8: Igual al 7 pero sin grouping para las surveys</text:span></text:p>
      <text:p text:style-name="P102">Submitted batch job 758207 </text:p>
      <text:p text:style-name="P102"/>
      <text:p text:style-name="P103"><text:span text:style-name="T123">Anchovy2018_benchmark_allnumbers_9: Igual al 8, cambio en el runner: fit&lt;-gadget.fit(wgts = "WGTS",params.file = 'params.in') y con las mortalidades naturales que propone Andrés </text:span>M0=1.5, M1=1 &amp; M2+=1.5 <text:span text:style-name="T134">Submitted batch job 762911 <text:s/></text:span><text:span text:style-name="T62">con estas mortalidades va fatal el fitting</text:span></text:p>
      <text:p text:style-name="P103"/>
      <text:p text:style-name="P104">Con el grouping va mucho mejor</text:p>
      <text:p text:style-name="P104"><text:span text:style-name="T123">Anchovy2018_benchmark_allnumbers_</text:span>10<text:span text:style-name="T123">: Igual al </text:span>9 con grouping</text:p>
      <text:p text:style-name="P104">Submitted batch job 763011</text:p>
      <text:p text:style-name="P111">Con el retro <text:span text:style-name="T136">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3">Anchovy2018_benchmark_allnumbers_</text:span>1<text:span text:style-name="T137">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5">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3">Anchovy2018_benchmark_allnumbers_</text:span>1<text:span text:style-name="T140">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3">Anchovy2018_benchmark_allnumbers_</text:span>1<text:span text:style-name="T140">3: Igual al 7 pero con</text:span></text:p>
      <text:p text:style-name="P107">fittype              fixedloglinearfit  <text:line-break/>slope                <text:span text:style-name="T141">1</text:span><text:line-break/>intercept            <text:span text:style-name="T141">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3">Anchovy2018_benchmark_allnumbers_</text:span>1<text:span text:style-name="T142">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2"><text:s/>Anchovy2018_benchmark_allnumbers_</text:span>1<text:span text:style-name="T142">5: Igual al 7 pero sin ecocadiz</text:span></text:p>
      <text:p text:style-name="P133">Submitted batch job 809216</text:p>
      <text:p text:style-name="P131">Submitted batch job 796061</text:p>
      <text:p text:style-name="P136">Submitted batch job 816644</text:p>
      <text:p text:style-name="P108"><text:span text:style-name="T142">Anchovy2018_benchmark_allnumbers_</text:span>1<text:span text:style-name="T143">6: Igual al 7 pero sin ecocadizrec</text:span></text:p>
      <text:p text:style-name="P131">Submitted batch job 796062</text:p>
      <text:p text:style-name="P134">Submitted batch job 809359</text:p>
      <text:p text:style-name="P137">Submitted batch job 816645</text:p>
      <text:p text:style-name="P108"><text:span text:style-name="T142">Anchovy2018_benchmark_allnumbers_</text:span>1<text:span text:style-name="T143">7: Igual al 7 pero sin sar</text:span></text:p>
      <text:p text:style-name="P131">Submitted batch job 796063</text:p>
      <text:p text:style-name="P134">Submitted batch job 809373</text:p>
      <text:p text:style-name="P137">Submitted batch job 816646</text:p>
      <text:p text:style-name="P108"><text:span text:style-name="T142">Anchovy2018_benchmark_allnumbers_</text:span>1<text:span text:style-name="T143">8: Igual al 7 pero sin bocadeva</text:span></text:p>
      <text:p text:style-name="P131">Submitted batch job 796064</text:p>
      <text:p text:style-name="P134">Submitted batch job 809376</text:p>
      <text:p text:style-name="P137">Submitted batch job 816647</text:p>
      <text:p text:style-name="P109"><text:span text:style-name="T142">Anchovy2018_benchmark_allnumbers_</text:span>1<text:span text:style-name="T143">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8">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9">8</text:span>_benchmark_allnumbers_3<text:span text:style-name="T149">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0">Estaban fijos los parámetros del reclutamiento del segundo quarter y lo he arreglado</text:span></text:p>
      <text:p text:style-name="P244">nodo compute</text:p>
      <text:p text:style-name="P244"/>
      <text:p text:style-name="P244">34: Estaba el reclutamiento del 2 entrando en la edad 1, <text:span text:style-name="T151">arreglado</text:span></text:p>
      <text:p text:style-name="P246">35: Igual al 34 cambiando el timing de las surveys que venía mal desde el setup y cambiando el límite inferior de b<text:span text:style-name="T157">[csmdpmrh@fs6802 Anchovy2018_benchmark_allnumbers_55]$ sbatch --time=8:00:00 -p shared --qos=shared trabajo.sh</text:span></text:p>
      <text:p text:style-name="P246"><text:span text:style-name="T157">Submitted batch job 964841</text:span>beta <text:span text:style-name="T152">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3">No voy a corregir</text:span> individuos de edad 0 en quarter 2 para capturas de los años 1992, 2000 y <text:soft-page-break/>2013, <text:span text:style-name="T153">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6">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5">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55"><text:span text:style-name="Source_20_Text"><text:span text:style-name="T159">## <text:s text:c="5"/>age <text:s text:c="3"/>m.gis1 <text:s text:c="2"/>m.gis2 <text:s text:c="2"/>m.gis3 <text:s text:c="2"/>m.gis4</text:span></text:span></text:p>
      <text:p text:style-name="P759"><text:span text:style-name="Source_20_Text"><text:span text:style-name="T158">## [1,] <text:s text:c="2"/>0 <text:s text:c="7"/>NA 2.722670 2.892500 2.420441</text:span></text:span></text:p>
      <text:p text:style-name="P759"><text:span text:style-name="Source_20_Text"><text:span text:style-name="T158">## [2,] <text:s text:c="2"/>1 2.1489236 1.595922 2.213295 2.005761</text:span></text:span></text:p>
      <text:p text:style-name="P759"><text:span text:style-name="Source_20_Text"><text:span text:style-name="T158">## [3,] <text:s text:c="2"/>2 1.2522716 1.334262 1.392797 1.488761</text:span></text:span></text:p>
      <text:p text:style-name="P759"><text:span text:style-name="Source_20_Text"><text:span text:style-name="T158">##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0">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2">2.21</text:span> M1=1.3 and the others and scale for age 0 <text:span text:style-name="T161">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3">20% cap is good request NO ADVISE</text:span></text:p>
      <text:p text:style-name="P281"/>
      <text:p text:style-name="P281"/>
      <text:p text:style-name="P282">Runs with different M's and check the likelihood score <text:span text:style-name="T166">ver el GADGETbackup en el cesga para la generación de archivos: Guardado en el run 61, mínimo en M1,2,3=2.3</text:span></text:p>
      <text:p text:style-name="P282">Calculate B_lim and B_pa cathegory 5 <text:span text:style-name="T165">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9">Blim=</text:span> Bloss <text:span text:style-name="T169">multiplied by 1.4 is Bpa=Bescapement</text:span></text:p>
      <text:p text:style-name="P285">Report with the M history and removal of Bocadeva</text:p>
      <text:p text:style-name="P286">Cathegory 2 reference points calculated according to cathegory 5, <text:span text:style-name="T167">escapement strategy, retro is within the uncertainty.</text:span></text:p>
      <text:p text:style-name="P287">Change the time of the assessment (Make a draft)</text:p>
      <text:p text:style-name="P288">F no tiene sentido en short lived species, <text:span text:style-name="T168">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1">retro2014 </text:span>cambiando el time file <text:span text:style-name="T171">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0"><text:s/>borrando seinealdist 2016 1 </text:span>2016 2<text:span text:style-name="T170"> y ldist </text:span>y quitar la ecocadiz que está en el quarter 2</text:p>
      <text:p text:style-name="P294"/>
      <text:p text:style-name="P295">Run59_inyear2016:<text:span text:style-name="T172">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3">59_inyear2016</text:span>_<text:span text:style-name="T173">rec: Without the last recruitment</text:span></text:p>
      <text:p text:style-name="P297"><text:span text:style-name="T173">59_inyear2016</text:span>_<text:span text:style-name="T173">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4">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8">setupanchovy_Prueba_1988_2015_completo_fleet_number_36.r</text:span></text:p>
      <text:p text:style-name="P303">custom.print=NULL;</text:p>
      <text:p text:style-name="P303"/>
      <text:p text:style-name="P306">manualmente he cambiado el anch.fleet <text:span text:style-name="T177">(ojo el problema está en fleets = pre.fleet debe ser <text:s/>pre.fleet[,c(4,5)] o parecido</text:span></text:p>
      <text:p text:style-name="P305"/>
      <text:p text:style-name="P305"/>
      <text:p text:style-name="P305"/>
      <text:p text:style-name="P307">debug_gadget_forward_geomean.r en github para run 59, <text:span text:style-name="T175">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6">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9">anual</text:span> <text:span text:style-name="T179">del segundo trimestre, avísame que datos se necesitan para el SPICT</text:span></text:p>
      <text:p text:style-name="P147"/>
      <text:p text:style-name="P149">Creo en GADGET una carpeta que se llama assessment partiendo de <text:span text:style-name="T178">setupanchovy_Prueba_1988_2015_completo_fleet_number_36.r, </text:span>comparo con el 59 y lo dejo igual: </text:p>
      <text:p text:style-name="P149">Se llama setupanchovy_Prueba_1988_2015_completo_fleet_number_As2018_endyear2017</text:p>
      <text:p text:style-name="P154">El que dice <text:span text:style-name="T183">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1">e</text:span>), <text:span text:style-name="T180">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2">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2">Sacando números para la flota:</text:span> <text:span text:style-name="T194">verificar que BOQUERON_ALK_2017 tiene la biomasa en la fila 2 columna 9 y los números en la fila 40 </text:span><text:span text:style-name="T195">columna 9, Incluir biomasa en kilos de capturas del Algarve por trimestre en Catches_Algarve. </text:span><text:span text:style-name="T196">De paso verificar que la ALK está en <text:s/>startCol = 1, </text:span></text:p>
      <text:p text:style-name="P342"><text:s text:c="29"/>startRow = 5, endCol = 5, </text:p>
      <text:p text:style-name="P342"><text:s text:c="29"/>endRow = 39 incluyendo encabezado</text:p>
      <text:p text:style-name="P347"/>
      <text:p text:style-name="P156"><text:span text:style-name="T187">C</text:span>rear un fichero pelago2017 <text:span text:style-name="T188">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8">encontrar la ld y meterla </text:span><text:span text:style-name="T66">name&lt;-"Pelago2017"</text:span><text:span text:style-name="T188">, no olvidar cambiar el año en <text:s/>a$year&lt;-2017</text:span></text:p>
      <text:p text:style-name="P317"><text:span text:style-name="T187">Crear un fichero pelago2017 con la ALK startCol = 1, startRow = 6, endCol = 5, endRow = 27 y la biomasa en el col 10 fila 5</text:span> </text:p>
      <text:p text:style-name="P318"><text:span text:style-name="T57">pelago_comp_ald </text:span>usar el pelago2017, <text:span text:style-name="T193">meterla en </text:span><text:span text:style-name="T67">name&lt;-"alPelago2017"</text:span><text:span text:style-name="T193"> #solo cadiz no hay Algarve</text:span></text:p>
      <text:p text:style-name="P317">y <text:span text:style-name="T57">pelago_comp</text:span> usar el pelago 2017, incluir un año más en el loop <text:s/>(Aunque la mayoría de datos <text:span text:style-name="T190">de otros años</text:span> están ponderados y no sirven en el loop se saca la biomasa que si nos sirve)</text:p>
      <text:p text:style-name="P312"/>
      <text:p text:style-name="P323">Cuadrar el ALK_ECOCADIZ_2017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28">meter en <text:span text:style-name="T68">'ecocadiz_comp_ald'</text:span><text:span text:style-name="T189">:</text:span> <text:span text:style-name="T57">i&lt;-2017</text:span></text:p>
      <text:p text:style-name="P327"><text:soft-page-break/><text:s text:c="2"/><text:span text:style-name="T57">name&lt;-paste("Ecocadiz",i,sep="")</text:span></text:p>
      <text:p text:style-name="P333">Igual para <text:span text:style-name="T241"><text:s/></text:span><text:span text:style-name="T69">'ecocadiz_comp_ld'</text:span><text:span text:style-name="T241">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9">, </text:span></text:p>
      <text:p text:style-name="P159">alkcatches_comp' <text:span text:style-name="T196">línea 1025 aprox</text:span></text:p>
      <text:p text:style-name="P167"><text:span text:style-name="T196">for (i in 2014:</text:span><text:span text:style-name="T243">2017</text:span><text:span text:style-name="T196">){</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4">lo </text:span><text:span text:style-name="T70">he cambiado todo desde el 89 </text:span><text:span text:style-name="T71">(en estesisisi)</text:span><text:span text:style-name="T244"> siguiendo los taledas</text:span> <text:span text:style-name="T57">he dejado como estaba hasta 2013</text:span> <text:span text:style-name="T24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8">Anchovy2017_benchmark_allnumbers_59_2018_1</text:span>r 2018 pelago, <text:span text:style-name="T194">como no hay ALK voy a la primera línea donde aparece pelago_biom aprox 791 </text:span><text:span text:style-name="T197">y allí leo del archivo que me mandó Susana</text:span><text:span text:style-name="T194">, </text:span></text:p>
      <text:p text:style-name="P173"><text:span text:style-name="T194">Las capturas estimadas de 2018 1 y de 2018 2 (Junio sólo la mitad, así que se multiplica por dos) están en biomasa, las covierto a </text:span><text:span text:style-name="T197">número #bio2018*Num2017/bio2017 connúmero y biomasa de 2017 1 y 2 respect. Para el 2 sólo hay info de Cádiz. </text:span><text:span text:style-name="T198">Para la ld de pelago buscar pelago_comp_ld y meterla manualmente después del 2017</text:span></text:p>
      <text:p text:style-name="P341"/>
      <text:p text:style-name="P348">Estesisisi no tiene reclutamiento en el step 2 <text:span text:style-name="T246">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9">1</text:span> había un error con get.gatget.recruitment cuando hacía gadget.fit <text:span text:style-name="T247">porque faltaba un 1 al final de anch.rec, poniéndoselo la cosa funciona, para revisar la salidad está en el folder </text:span><text:soft-page-break/><text:span text:style-name="T247">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1">(no es verdad los he graficado ambos y son muy parecidos el problema está en las capturas de 2018</text:span>, <text:span text:style-name="T250">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2">1000</text:span> las tons <text:span text:style-name="T25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3">el CESGA en </text:span><text:s/>GADGET_backup/assessment2018/Anchovy2018_benchmark_allnumbers_2_2018_fv</text:p>
      <text:p text:style-name="P158"/>
      <text:p text:style-name="P185">El setup <text:span text:style-name="T254">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5">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6">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3"/>
      <text:p text:style-name="P64">Parece que hubi<text:span text:style-name="T258">e</text:span>se modificado manualmente las entradas del 2018, cambio el archivo fleet.seine de pru2019_2 para que quede igual al de june25fv <text:span text:style-name="T25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56">devtools::install_github('hafro/rgadget',lib=paste(Sys.getenv("STORE"),"Rpac",sep="/"))</text:p>
      <text:p text:style-name="P13"/>
      <text:p text:style-name="P13">Ahora hay que cambiar el archivo runner</text:p>
      <text:p text:style-name="P13"/>
      <text:p text:style-name="P15">vpn ver foto <text:span text:style-name="T25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57"><text:span text:style-name="T45">module load gadget/2.2.00-BETA-f4089fe </text:span><text:s/></text:p>
      <text:p text:style-name="P758">R</text:p>
      <text:p text:style-name="P758">He instalado reshape2 y dplyr para que funcionara</text:p>
      <text:p text:style-name="P75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5">and report</text:span>:</text:p>
      <text:p text:style-name="P45"><text:soft-page-break/></text:p>
      <text:list xml:id="list13621688788822" text:continue-list="list13621426869983" text:style-name="L1">
        <text:list-item text:start-value="1">
          <text:p text:style-name="P88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1"><text:span text:style-name="T18">Change the name of</text:span><text:span text:style-name="T19"> the .Rnw </text:span><text:span text:style-name="T18">file and open it.</text:span></text:p>
        </text:list-item>
        <text:list-item>
          <text:p text:style-name="P884">Put WGTS.<text:span text:style-name="T133">Rdata SS.Rdata</text:span> <text:span text:style-name="T154"><text:s/></text:span>and recruitment <text:span text:style-name="T154">(Only WGTS and Output y resbyyear.Rdata)</text:span>, <text:span text:style-name="T135">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3622979910215" text:continue-numbering="true" text:style-name="L1">
        <text:list-item>
          <text:p text:style-name="P894">Change benchmark(number) appropiately in github calls in the .Rnw file (two lines, one for WGTS, <text:s/>other for Recruitment, <text:span text:style-name="T266">other for resbyyear</text:span>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96">Compilar en Rstudio</text:p>
        </text:list-item>
        <text:list-item>
          <text:p text:style-name="P896">Abrir el .tex y compilar con PDFlatex...it gives you the chance to change a dash in González – Quirós bibliography entry in .bbl file, save it and compile again.</text:p>
        </text:list-item>
      </text:list>
      <text:p text:style-name="P761"/>
      <text:p text:style-name="P764">Muchos de estos pasos se han automatizado en un fichero que se llama report_generation.r en TEXdocuments/benchmark</text:p>
      <text:p text:style-name="P765">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765"/>
      <text:p text:style-name="P765"/>
      <text:p text:style-name="P766">Versión Rgadget 0.5 <text:span text:style-name="T260">en mi pc</text:span></text:p>
      <text:p text:style-name="P825">This is just to tell you about some errors I'm getting with Rgadget version 0.5. in my pc but I guess in cesga the latest version is installed.</text:p>
      <text:p text:style-name="P82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75">Actualizo Rgadget a la última versión <text:span text:style-name="T261">sin actualizar ningún otro paquete. No funciona </text:span></text:p>
      <text:p text:style-name="P776"/>
      <text:p text:style-name="P777">problema en resildist <text:span text:style-name="T262">solucionado con bubbles siguiendo las instrucciones que hay para Rgadget en la página de github</text:span></text:p>
      <text:p text:style-name="P778">El gadget.fit fallaba porque no generaba el res.by.year <text:s/>correctamente, por eso hice mi propia versión gadget_fit4_2step.r que creo que era lo mismo que el gadget.fit <text:span text:style-name="T263">después de llamar al Gadget</text:span></text:p>
      <text:p text:style-name="P779">Comparo GADGET/gadget_fit_2019.r (este es el real y más reciente) y GADGET/gadget_fit4_2step_2019.r (este el mío modificado <text:span text:style-name="T264">cambiando nombres de filas porque ahora las cosas no se llaman number.consumed sino number_consumed o biomass.consumed es biomass_consumed)</text:span></text:p>
      <text:p text:style-name="P767"><text:soft-page-break/></text:p>
      <text:p text:style-name="P780">Ahora cambio la última línea del runner para que llame a gadget_fit4_2step_2019.r <text:span text:style-name="T265">y ese es el que voy a usar de base para el del assessment 2019</text:span></text:p>
      <text:p text:style-name="P781">Ya se ha reproducido el del año pasado.</text:p>
      <text:p text:style-name="P781">Ahora creo la carpeta GADGET/Assessment/Assessment2019 y meto ahí una copia de <text:span text:style-name="T256">setupanchovy_Prueba_1988_2015_completo_fleet_number_As2018_endyear2017_estesi_3_pru2019_2.r </text:span>que ahora se llama <text:span text:style-name="T256">setupanchovy_Prueba_1988_2015_completo_fleet_number_As2018_endyear2017_estesi_3_2019_2.r</text:span></text:p>
      <text:p text:style-name="P782">Cambio wd a Assessment2019 y el nombre del Gadget directory Anchovy2018_benchmark_allnumbers_A2018endyear_estesisisi_3_2019_2</text:p>
      <text:p text:style-name="P782"/>
      <text:p text:style-name="P782">Cambio en <text:span text:style-name="T267">(Línea 537) </text:span>for (i in c(2015:2017)){ </text:p>
      <text:p text:style-name="P782"><text:s text:c="2"/>name&lt;-paste("Ecocadiz",i,sep="") <text:span text:style-name="T267">que me interesa biomasa y bioage0</text:span></text:p>
      <text:p text:style-name="P782"/>
      <text:p text:style-name="P782">2017 por 2018</text:p>
      <text:p text:style-name="P768"/>
      <text:p text:style-name="P769"/>
      <text:p text:style-name="P768"/>
      <text:p text:style-name="P212">Ojo BOQUERON_ALK_año debe tener números totales en la columna 9 fila 40 en las 4 hojas</text:p>
      <text:p text:style-name="P324">Cuadrar el ALK_ECOCADIZ_201<text:span text:style-name="T267">8</text:span>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0">meter en <text:span text:style-name="T68">'ecocadiz_comp_ald'</text:span><text:span text:style-name="T189">:</text:span> <text:span text:style-name="T57">i&lt;-201</text:span><text:span text:style-name="T72">8 </text:span><text:span text:style-name="T241">aprox línea 655</text:span></text:p>
      <text:p text:style-name="P329"><text:s text:c="2"/><text:span text:style-name="T57">name&lt;-paste("Ecocadiz",i,sep="")</text:span></text:p>
      <text:p text:style-name="P195"/>
      <text:p text:style-name="P334">Igual para <text:span text:style-name="T241"><text:s/></text:span><text:span text:style-name="T69">'ecocadiz_comp_ld'</text:span><text:span text:style-name="T241">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6">línea 1</text:span><text:span text:style-name="T199">171</text:span><text:span text:style-name="T196"> aprox</text:span></text:p>
      <text:p text:style-name="P168"><text:span text:style-name="T196">for (i in 2014:</text:span><text:span text:style-name="T243">2018</text:span><text:span text:style-name="T196">){</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8">encontrar la ld y meterla </text:span><text:span text:style-name="T66">name&lt;-"Pelago2017"</text:span><text:span text:style-name="T188">, no olvidar cambiar el año en <text:s/>a$year&lt;-2017</text:span></text:p>
      <text:p text:style-name="P319"><text:span text:style-name="T187">Crear un fichero pelago2017 con la ALK startCol = 1, startRow = 6, endCol = 5, endRow = 27 y la biomasa en el col 10 fila 5</text:span> </text:p>
      <text:p text:style-name="P319"><text:span text:style-name="T57">pelago_comp_ald </text:span>usar el pelago2017, <text:span text:style-name="T193">meterla en </text:span><text:span text:style-name="T67">name&lt;-"alPelago2017"</text:span><text:span text:style-name="T193">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50"><text:span text:style-name="T79">pelago_comp solo no se usa sólo </text:span><text:bookmark text:name="rstudio_console_output2"/><text:span text:style-name="T269">pelago_bio_pre</text:span></text:p>
      <text:p text:style-name="P205"><text:span text:style-name="T198">A</text:span><text:span text:style-name="T194">ctualizar CatchesAlgarve hasta 2018 </text:span><text:span text:style-name="T201">(LandingsPortugal2018 Folja1</text:span><text:span text:style-name="T194">, 2019 1 y 2 es 0 tons</text:span></text:p>
      <text:p text:style-name="P358">B</text:p>
      <text:p text:style-name="P174"><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4">Busco catches20181cakg y copio y pego </text:span><text:span text:style-name="T202">y comento</text:span><text:span text:style-name="T194"> para repetir con el 2019</text:span></text:p>
      <text:p text:style-name="P175"><text:span text:style-name="T194">las covierto a </text:span><text:span text:style-name="T197">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4">Correr </text:span><text:span text:style-name="T203">el que está en el cesga</text:span><text:span text:style-name="T194">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3">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4">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5">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6">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7">y lo mismo con la ecocadiz_ald</text:span></text:p>
      <text:p text:style-name="P389">corro <text:span text:style-name="T57">fromcesga_mejorado</text:span> pero sólo para robarme las <text:span text:style-name="T278">tres</text:span> ecocadiz <text:span text:style-name="T278">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9">me he robado las ecocadiz de Anchovy2018_benchmark_allnumbers_A2018endyear_estesisisi_3_2019_2_ecocadiz en Assessment2019 local) y no copié el archivo fleet.ECO.data.</text:span></text:p>
      <text:p text:style-name="P391"/>
      <text:p text:style-name="P393">En el cesga <text:span text:style-name="T280">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2">y Latestadvice&lt;-3760</text:span></text:p>
      <text:p text:style-name="P398"/>
      <text:p text:style-name="P398">y cambiarlo en la línea Advice&lt;-</text:p>
      <text:p text:style-name="P397"><text:span text:style-name="T283">#</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4">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5">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6">sftp://csmdpmrh@ft2.cesga.es/mnt/netapp1/Store_CSIC/home/csic/mdp/mrh/GADGET_backup/assessment2019/Anchovy2019_completo_ecocadiz2018_estesi_Rec2019_onlyuntil2018_2</text:span></text:a><text:span text:style-name="T286">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1">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0">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3"><text:s/><text:span text:style-name="T292">/home/marga/Back up de MIPC/Documentos/TEXdocuments/Benchmark/Assessment2019/Anchovy2017_benchmark_allnumbers_59_2018_2_fv_june25_2019_27may_ecocadiz2018_estesi/Modelcomparison_estesi2019_2018pluspelagoALK1718.Rmd</text:span></text:p>
      <text:p text:style-name="P773"/>
      <text:p text:style-name="P773"/>
      <text:p text:style-name="P790">In the text check “Remarkable Model Assumptions”</text:p>
      <text:p text:style-name="P791">“Overview of the likelihood” </text:p>
      <text:p text:style-name="P791"/>
      <text:p text:style-name="P792">Copia del junio 30 [csmdpmrh@fs6804 Anchovy2019_completo_ecocadiz2018_estesi_junio30_replica]$ sbatch --time=8:00:00 -p shared --qos=shared trabajo.sh</text:p>
      <text:p text:style-name="P792">Submitted batch job 2686909</text:p>
      <text:p text:style-name="P792"/>
      <text:p text:style-name="P794">Quitar ecocadiz</text:p>
      <text:p text:style-name="P793">[csmdpmrh@fs6804 Anchovy2019_completo_ecocadiz2018_sinecocadiz2018]$ sbatch --time=8:00:00 -p shared --qos=shared trabajo.sh</text:p>
      <text:p text:style-name="P793">Submitted batch job 2687663</text:p>
      <text:p text:style-name="P793"/>
      <text:p text:style-name="P794">Para los retros tengo que quitar el reclutamiento del año en curso</text:p>
      <text:p text:style-name="P794"/>
      <text:p text:style-name="P795">[csmdpmrh@fs6804 Anchovy2019_completo_ecocadiz2018_estesi_junio30_retro17]$ sbatch --time=8:00:00 -p shared --qos=shared trabajo.sh</text:p>
      <text:p text:style-name="P795">Submitted batch job 2689255</text:p>
      <text:p text:style-name="P795">[csmdpmrh@fs6804 Anchovy2019_completo_ecocadiz2018_estesi_junio30_retro17]$ cd ..</text:p>
      <text:p text:style-name="P795">[csmdpmrh@fs6804 assessment2019]$ cd Anchovy2019_completo_ecocadiz2018_estesi_junio30_retro16</text:p>
      <text:p text:style-name="P795">[csmdpmrh@fs6804 Anchovy2019_completo_ecocadiz2018_estesi_junio30_retro16]$ sbatch --time=8:00:00 -p shared --qos=shared trabajo.sh</text:p>
      <text:p text:style-name="P795">Submitted batch job 2689256</text:p>
      <text:p text:style-name="P795"/>
      <text:p text:style-name="P796">Error en la fórmula porque B del último año no incluye bichos de edad cero mientras que las B del denominador si. </text:p>
      <text:p text:style-name="P79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797">Hay que corregirle algunas cosas manualmente como unos NA’s en la Pelago</text:p>
      <text:p text:style-name="P797"/>
      <text:p text:style-name="P797">Útimo run del Gadget:</text:p>
      <text:p text:style-name="P79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97"/>
      <text:p text:style-name="P797"/>
      <text:p text:style-name="P798">No olvidar pasarle a Andrés el std con </text:p>
      <text:p text:style-name="P798">require(XLConnect)</text:p>
      <text:p text:style-name="P798">writeWorksheetToFile("/home/marga/Documents/ICES grupos/WGHANSA/WGHANSA2019/anchovystd.xlsx", sheet="Hoja1", data = fit$stock.std%&gt;%filter(year&gt;1988))</text:p>
      <text:p text:style-name="P798"/>
      <text:p text:style-name="P800">OJO: Abrir el proyecto R del TAF desde aquí:</text:p>
      <text:p text:style-name="P805">/home/marga/Documents/ICES grupos/TAF/2020_ane.27.9a_assessment</text:p>
      <text:p text:style-name="P799">For the TAF, it is done now for 2019 it produces a .tex document <text:span text:style-name="T293">it is neccesary to put .bib .bst and .cls in the report folder manually but it works (No he hecho push al poner esos archivos es decir están solo localmente)</text:span></text:p>
      <text:p text:style-name="P799"/>
      <text:p text:style-name="P824">2020 Asessment (año de la pandemia) <text:span text:style-name="T298">Mayo 7</text:span></text:p>
      <text:p text:style-name="P802">Primero en el CESGA en la carpeta Asessment busco el último folder del Gadget:</text:p>
      <text:p text:style-name="P802">Anchovy2019_completo_ecocadiz2018_estesi_junio30, hago una copia con el mismo nombre pero con prueba2020 al final:</text:p>
      <text:p text:style-name="P80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4">[csmdpmrh@fs6803 GADGET_backup]$ cd assessment2019</text:p>
      <text:p text:style-name="P803">[csmdpmrh@fs6803 assessment2019]$ cd Anchovy2019_completo_ecocadiz2018_estesi_junio30_prueba2020</text:p>
      <text:p text:style-name="P803">[csmdpmrh@fs6803 Anchovy2019_completo_ecocadiz2018_estesi_junio30_prueba2020]$ sbatch --time=8:00:00 -p shared --qos=shared trabajo.sh</text:p>
      <text:p text:style-name="P803">Submitted batch job 3938103</text:p>
      <text:p text:style-name="P803"/>
      <text:p text:style-name="P804">Voy a intentar la prueba de correr el assessmnet del año pasado con el TAF:</text:p>
      <text:p text:style-name="P806">Esta no es la forma:</text:p>
      <text:p text:style-name="P807">Voy a Documentos/ICES grupos/TAF/2020_ane.27.9a_assessment y creo un nuevo folder llamado <text:span text:style-name="T294">P</text:span>rueba1 copiando todo lo que había salvo el .git y el Rproject.</text:p>
      <text:p text:style-name="P808">Copio el TAF_code.r en Prueba1 y modifico el setwd</text:p>
      <text:list xml:id="list7757188282639202883" text:style-name="L4">
        <text:list-item>
          <text:p text:style-name="P88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3">https://raw.githubusercontent.com/mmrinconh/gadgetanchovy/master/Assessment2019_27may_ecocadiz2018_estesi_junio30_prueba2020/params.in</text:span></text:a><text:span text:style-name="T183"> igual en todas las entradas</text:span></text:p>
      <text:p text:style-name="P493">siguiendo el TAF_code hago un run del setwd y luego taf.bootstrap<text:span text:style-name="T295">()</text:span></text:p>
      <text:p text:style-name="P494">TAF_code_4prueba.r guarda los pasos de lo que hice aunque estuviera mal</text:p>
      <text:p text:style-name="P493"/>
      <text:p text:style-name="P599">Usar releases mejor <text:span text:style-name="T299">NOOOOOO</text:span></text:p>
      <text:p text:style-name="P497">Creo un release desde github en el repositorio del assessment le doy a releases y me pregunta si creo un nuevo release <text:span text:style-name="T296">le digo que si le pongo un tag que es v0.0 y se llama Prueba 1</text:span></text:p>
      <text:p text:style-name="P497"/>
      <text:p text:style-name="P600">ESTE SI</text:p>
      <text:p text:style-name="P602">He subido a github los archivos de <text:span text:style-name="T204">Anchovy2019_completo_ecocadiz2018_estesi_junio30_prueba2020:</text:span></text:p>
      <text:list xml:id="list13622429178772" text:continue-numbering="true" text:style-name="L4">
        <text:list-item>
          <text:p text:style-name="P88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9">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0">Ahora se llama: 2020_ane.27.9a_assessment_prueba</text:span></text:p>
      <text:p text:style-name="P663">sin el .git y sin el Rproject, borrar las carpetas bootstrap/data <text:s/><text:span text:style-name="T297">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0">)</text:span></text:p>
      <text:p text:style-name="P663"/>
      <text:p text:style-name="P490">Cambio en /home/marga/Documents/ICES grupos/TAF/2020_ane.27.9a_assessment_<text:span text:style-name="T300">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0">e</text:span>le funcionar</text:p>
      <text:p text:style-name="P603">Esto teóricam<text:span text:style-name="T301">e</text:span>n<text:span text:style-name="T301">te</text:span> funciona pero no reproduce el assessment del año pasado tal cual hay 200 toneladas de más en la cuota <text:span text:style-name="T302">es normal y es debido al algoritmo de optimización de Gadget ver </text:span><text:a xlink:type="simple" xlink:href="https://hafro.github.io/gadget2/userguide/chap-optim.html#sec:repeat" text:style-name="Internet_20_link" text:visited-style-name="Visited_20_Internet_20_Link"><text:span text:style-name="T302">https://hafro.github.io/gadget2/userguide/chap-optim.html#sec:repeat</text:span></text:a></text:p>
      <text:p text:style-name="P604">Voy a usar el run <text:bookmark-start text:name="__DdeLink__3216_11775245111"/><text:span text:style-name="T205">Anchovy2019_completo_ecocadiz2018_estesi_junio30</text:span><text:bookmark-end text:name="__DdeLink__3216_11775245111"/><text:span text:style-name="T205">_prueba2020 </text:span><text:span text:style-name="T194">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27">matageyeardf&lt;-data.frame(year=rep(1988:2016,times=4),age=rep(0:3,each=29),propmat=1) en la línea 977 y se borra todo lo referente a matageyear</text:p>
      <text:p text:style-name="P827"/>
      <text:p text:style-name="P828">El Rnw funciona correctamente! :)</text:p>
      <text:p text:style-name="P828"/>
      <text:p text:style-name="P828">Ahora <text:span text:style-name="T303">parto de </text:span></text:p>
      <text:p text:style-name="P829"><text:span text:style-name="T303">home/marga/GADGET/Assessment/Assessment2019/</text:span>setupanchovy_Prueba_1988_2015_completo_fleet_number_As2018_endyear2017_estesi_3_2019_2_fvmay27_fromcesga_mejorado</text:p>
      <text:p text:style-name="P829"/>
      <text:p text:style-name="P809">Ahora creo la carpeta GADGET/Assessment/Assessment2<text:span text:style-name="T303">020_pandemia</text:span> y meto ahí una copia de <text:span text:style-name="T304">setupanchovy_Prueba_1988_2015_completo_fleet_number_As2018_endyear2017_estesi_3_2019_2_fvmay27_fromcesga_mejorado </text:span><text:span text:style-name="T305">que ahora se llama</text:span></text:p>
      <text:p text:style-name="P831">setupanchovy_Prueba_1988_2015_completo_fleet_number_As2018_endyear2017_estesi_3_2019_2_fvmay27_fromcesga_mejorado_2020</text:p>
      <text:p text:style-name="P830"/>
      <text:p text:style-name="P831">Creo un proyecto en R para el assessment del 2020 en <text:s/><text:span text:style-name="T308">GADGET/Assessment/Assessment2</text:span><text:span text:style-name="T309">020_pandemia</text:span></text:p>
      <text:p text:style-name="P859"/>
      <text:p text:style-name="P859"/>
      <text:p text:style-name="P859"/>
      <text:p text:style-name="P784">Cambio <text:span text:style-name="T306">en set</text:span>wd a Assessment20<text:span text:style-name="T306">20_pandemia</text:span> y el nombre del Gadget directory <text:span text:style-name="T314">cambiando</text:span> Anchovy2018_benchmark_allnumbers_A2018endyear_estesisisi_3_2019_2 <text:span text:style-name="T314">por gadget_directory("Anchovy2020")</text:span></text:p>
      <text:p text:style-name="P783"/>
      <text:p text:style-name="P785">Cambio en <text:span text:style-name="T267">(Línea 611) </text:span></text:p>
      <text:p text:style-name="P786">for (i in c(2015:2018)) 2018 por 2019</text:p>
      <text:p text:style-name="P788">for (i in c(2015:2019)){</text:p>
      <text:p text:style-name="P788"><text:s text:c="2"/><text:bookmark-start text:name="__DdeLink__37320_1177524511"/><text:bookmark-start text:name="__DdeLink__37318_1177524511"/>name&lt;-paste("Ecocadiz",i,sep="")<text:bookmark-end text:name="__DdeLink__37320_1177524511"/><text:bookmark-end text:name="__DdeLink__37318_1177524511"/> <text:span text:style-name="T267">que me interesa biomasa y bioage0</text:span></text:p>
      <text:p text:style-name="P771"/>
      <text:p text:style-name="P770"/>
      <text:p text:style-name="P213"/>
      <text:p text:style-name="P325"><text:span text:style-name="T315">Revisar que </text:span>el ALK_ECOCADIZ_201<text:span text:style-name="T328">9</text:span> <text:span text:style-name="T315">cumpla los formatos. Ver </text:span></text:p>
      <text:p text:style-name="P456">/home/marga/GADGET/DATOS/Guiaparaformatodedatos4gadget.doc <text:span text:style-name="T333">y agregar el sop de la edad 0 de la ecocadiz debe estar en la fila 103 columna 5</text:span></text:p>
      <text:p text:style-name="P325">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1">meter en <text:span text:style-name="T68">'ecocadiz_comp_ald'</text:span><text:span text:style-name="T189">:</text:span> <text:span text:style-name="T57">i&lt;-201</text:span><text:span text:style-name="T80">9</text:span><text:span text:style-name="T72"> </text:span><text:span text:style-name="T241">aprox línea 745 copiando la del año anterior y cambiando el año</text:span></text:p>
      <text:p text:style-name="P331"><text:s text:c="2"/><text:span text:style-name="T57">name&lt;-paste("Ecocadiz",i,sep="")</text:span></text:p>
      <text:p text:style-name="P196"/>
      <text:p text:style-name="P335">Igual para <text:span text:style-name="T241"><text:s/></text:span><text:span text:style-name="T69">'ecocadiz_comp_ld'</text:span><text:span text:style-name="T241">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6">línea 1</text:span><text:span text:style-name="T206">327</text:span><text:span text:style-name="T196"> aprox</text:span></text:p>
      <text:p text:style-name="P169"><text:span text:style-name="T196">for (i in 2014:</text:span><text:span text:style-name="T243">2019</text:span><text:span text:style-name="T196">){</text:span></text:p>
      <text:p text:style-name="P345"><text:s text:c="2"/>for (j in 1:4){</text:p>
      <text:p text:style-name="P199"><text:s text:c="4"/>name&lt;-paste("ALKcatches",i,j,sep="")</text:p>
      <text:p text:style-name="P199"/>
      <text:p text:style-name="P354"><text:span text:style-name="T317">No es necesario q</text:span>uitar edades cero de la ecocadiz <text:span text:style-name="T317">se hace solo en la aldist</text:span></text:p>
      <text:p text:style-name="P430">Susana en un correo: Las ALK de landings del algarve no hay</text:p>
      <text:p text:style-name="P354"/>
      <text:p text:style-name="P482"><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7">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3"><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315"><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7"/>
      <text:p text:style-name="P861"><text:span text:style-name="T309">H</text:span><text:span text:style-name="T307">e puesto el mismo número del año pasado multiplicado por 10 en </text:span><text:span text:style-name="T310">p</text:span><text:span text:style-name="T307">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0"><text:span text:style-name="T81">de </text:span><text:span text:style-name="T79">pelago_comp solo <text:s/>se usa </text:span><text:bookmark text:name="rstudio_console_output21"/><text:span text:style-name="T268">pelago_bio_pre</text:span></text:p>
      <text:p text:style-name="P809"/>
      <text:p text:style-name="P811"><text:s/><text:span text:style-name="T318">Actualizar Catches_Algarve hasta 2019 que están en /home/marga/GADGET/DATOS/Algarve/Landings_Metier_9aS_alg_2019.xlsx, están en tons así que no hay que multiplicar</text:span></text:p>
      <text:p text:style-name="P811"/>
      <text:p text:style-name="P811"/>
      <text:p text:style-name="P818"><text:s/>(LandingsPortugal2018 Folja1, 2019 1 y 2 es 0 tons</text:p>
      <text:p text:style-name="P361">B</text:p>
      <text:p text:style-name="P176"><text:span text:style-name="T210">#</text:span><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61"/>
      <text:p text:style-name="P361">Year4bio2num uno menos que el año en curso <text:span text:style-name="T320">(Recordar que lo que quiero es saber números de las </text:span><text:soft-page-break/><text:span text:style-name="T320">capturas del año pasado en el Algarve</text:span></text:p>
      <text:p text:style-name="P426">Year4bio2num&lt;-2019 <text:span text:style-name="T319">cambiando esto se actualiza NUMPT y BIOMTOT y <text:s/>catchesallfleetsPTSP</text:span></text:p>
      <text:p text:style-name="P425"/>
      <text:p text:style-name="P366"/>
      <text:p text:style-name="P366"/>
      <text:p text:style-name="P366"/>
      <text:p text:style-name="P207"><text:span text:style-name="T194">Busco catches201</text:span><text:span text:style-name="T209">8</text:span><text:span text:style-name="T194">1cakg y copio y pego , </text:span><text:span text:style-name="T209">usualmente debería coger el pedazo que empieza con </text:span><text:span text:style-name="T194">catches201</text:span><text:span text:style-name="T209">9</text:span><text:span text:style-name="T194">1cakg <text:s/></text:span><text:span text:style-name="T209">pero cojo el 2018 porque tiene capturas el Algarve, en el 2019 no hubo capturas entonces era diferente </text:span><text:span text:style-name="T202">y comento</text:span><text:span text:style-name="T194"> para repetir con el 20</text:span><text:span text:style-name="T207">20 </text:span><text:span text:style-name="T209">(</text:span><text:span text:style-name="T194">catches20</text:span><text:span text:style-name="T209">20</text:span><text:span text:style-name="T194">1cakg</text:span><text:span text:style-name="T209">)</text:span><text:span text:style-name="T207">, </text:span><text:span text:style-name="T208">para la prueba no he cambiado el archivo de datos, cambio el año pero con los datos del año </text:span><text:span text:style-name="T209">2018</text:span><text:span text:style-name="T208">.</text:span></text:p>
      <text:p text:style-name="P432"/>
      <text:p text:style-name="P221"><text:span text:style-name="T208">c</text:span><text:span text:style-name="T194">ambio el año en catches...cakg y catches20202cakgpre y catches20201alton y catches20202altonpre</text:span></text:p>
      <text:p text:style-name="P224"><text:span text:style-name="T208">Numb20</text:span><text:span text:style-name="T211">20</text:span><text:span text:style-name="T208">1=(catches20</text:span><text:span text:style-name="T194">20</text:span><text:span text:style-name="T208">1cakg[1,1]+catches20</text:span><text:span text:style-name="T194">20</text:span><text:span text:style-name="T208">1alton[1,1]*1000)*(CatchesAllFleetsPTSP$ALL[CatchesAllFleetsPTSP$YEAR==201</text:span><text:span text:style-name="T194">9</text:span><text:span text:style-name="T208"> &amp; CatchesAllFleetsPTSP$SEASON==1])/((BIOMTOT$TONPT+BIOMTOT$TONSP)[BIOMTOT$YEAR==201</text:span><text:span text:style-name="T211">9</text:span><text:span text:style-name="T208"> &amp; BIOMTOT$SEASON==1])</text:span></text:p>
      <text:p text:style-name="P432"/>
      <text:p text:style-name="P176"><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8"/>
      <text:p text:style-name="P372">Comentar esta línea y repetirla con 20<text:span text:style-name="T321">20</text:span></text:p>
      <text:p text:style-name="P372">fleet.allptsp&lt;-add_row(fleet.allptsp,year=2018,month=c(3,6),count=c(Numb20181,Numb20182))</text:p>
      <text:p text:style-name="P815"/>
      <text:p text:style-name="P376">Cambiar el año en defaults</text:p>
      <text:p text:style-name="P211"><text:span text:style-name="T194">Correr </text:span><text:span text:style-name="T203">el que está en </text:span><text:span text:style-name="T214">assessment2020_pandemia</text:span><text:span text:style-name="T203"> </text:span><text:span text:style-name="T214">(local)</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342</text:span><text:span text:style-name="T215"> </text:span><text:span text:style-name="T216">y se generará un archivo que se llama Anchovy2020</text:span></text:p>
      <text:p text:style-name="P436"/>
      <text:p text:style-name="P226"><text:span text:style-name="T216">E</text:span><text:span text:style-name="T194">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4">d4bbd4e</text:span></text:a></text:p>
      <text:p text:style-name="P504">remotes::install_github('<text:span text:style-name="T322">mareframe/mfdb</text:span>', ref = '<text:a xlink:type="simple" xlink:href="https://github.com/mareframe/mfdb/commit/d4bbd4ee6a6d704eb65b3367dc82ff99531d11ee" text:style-name="Internet_20_link" text:visited-style-name="Visited_20_Internet_20_Link"><text:span text:style-name="T323">d4bbd4</text:span></text:a><text:a xlink:type="simple" xlink:href="https://github.com/mareframe/mfdb/commit/d4bbd4ee6a6d704eb65b3367dc82ff99531d11ee" text:style-name="Internet_20_link" text:visited-style-name="Visited_20_Internet_20_Link"><text:span text:style-name="T325">e</text:span></text:a>')</text:p>
      <text:p text:style-name="P507">Errores sobre todo en fleets</text:p>
      <text:p text:style-name="P458">Lo que salga compararlo co<text:span text:style-name="T348">Taleda</text:span>n <text:span text:style-name="T324">Anchovy2019_completo_ecocadiz2018_estesi_junio30</text:span> del cesga</text:p>
      <text:p text:style-name="P459">Lo de fleet lo voy a cambiar manualmente en el meld, <text:span text:style-name="T326">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2">Sólo había que coger el archivo de las ld que me mandó Susana y reemplazar el anterior, además en Pelago2020 actualizar la biomasa total. <text:span text:style-name="T327">Busco catches <text:s/>catches20201alton y actualizo con un correo de Susana que se llama Fwd: Re: wd e apresentação pelago20</text:span></text:p>
      <text:p text:style-name="P462"/>
      <text:p text:style-name="P463">Hay un error en el la ecocadiz ld y ald del año pasado <text:span text:style-name="T329">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32">y ldist.ecocadiz</text:span> se ve el error del año pasado pero ya está bien y está el 2019 también</text:p>
      <text:p text:style-name="P464"/>
      <text:p text:style-name="P464">aldist.pelago NA en 2017 <text:span text:style-name="T331">(corregido)</text:span></text:p>
      <text:p text:style-name="P465">Ojo que las alk del 2019 son las mismas que del 2018 <text:span text:style-name="T332">para el primer trimestre (error o posible error que viene de los archivos)</text:span></text:p>
      <text:p text:style-name="P466">initfiles copiados tal cual <text:span text:style-name="T335">recordar cambiar anch.rec poniendo 1 año más de reclutamiento 2019 2,3 y 4</text:span></text:p>
      <text:p text:style-name="P466">area, <text:span text:style-name="T334">main</text:span> y time arreglados manualmente</text:p>
      <text:p text:style-name="P469">no olvidar cambiar params.in <text:span text:style-name="T336">rec19 P319 P419 y P218 </text:span>y el archivo del reclutamiento </text:p>
      <text:p text:style-name="P474"><text:span text:style-name="T240">Como ya he cambiado varias cosas manualmente en Anchovy2020 pero veo que no hay capturas del 2020 corro otra vez </text:span><text:span text:style-name="T118">setupanchovy_fromcesga_mejorado_2020_conpelago.r </text:span><text:span text:style-name="T119">que ya genera las capturas el error era que estaba llamando </text:span><text:bookmark text:name="rstudio_console_output3"/><text:span text:style-name="T337">catches20201alton[1, 1] </text:span><text:span text:style-name="T338">y ahora es sólo un número sacado de un correo de Susana pero lo pongo en Anchovy2020_2 para robarme sólo el archivo de capturas, </text:span><text:span text:style-name="T339">la nueva carpeta es Anchovy2020_2 pero sólo es para robarme las capturas </text:span><text:span text:style-name="T340">(que además no están bien todavía, es sólo para hacer la prueba</text:span><text:span text:style-name="T341">) me las he robado manualmente pero el <text:s/></text:span><text:span text:style-name="T344">setupanchovy_fromcesga_mejorado_2020_conpelago.r</text:span><text:span text:style-name="T342"> </text:span><text:span text:style-name="T343">es el más completo a la fecha</text:span></text:p>
      <text:p text:style-name="P470"><text:span text:style-name="T57">Copio anchovy2020 con los cambios que hice manualmente </text:span><text:span text:style-name="T89">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0">Ahora se llama: </text:span><text:span text:style-name="T92">2020_ane.27.9a_assessment_prueba1</text:span></text:p>
      <text:p text:style-name="P664">sin el .git y sin el Rproject, borrar las carpetas bootstrap/data <text:s/><text:span text:style-name="T297">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0">)</text:span></text:p>
      <text:p text:style-name="P664"/>
      <text:p text:style-name="P491">Cambio en /home/marga/Documents/ICES grupos/TAF/2020_ane.27.9a_assessment_<text:span text:style-name="T300">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45">y corro el código, error: </text:span><text:bookmark text:name="rstudio_console_output4"/><text:span text:style-name="T337">Error: <text:s/>chunk 1 </text:span></text:p>
      <text:p text:style-name="P873">Error : Column `newyear` must be length 126 (the number of rows) or one, not 122</text:p>
      <text:p text:style-name="P873">In addition: There were 50 or more warnings (use warnings() to see the first 50)</text:p>
      <text:p text:style-name="P607">en newyear he cambiado </text:p>
      <text:p text:style-name="P607">newyear=c(1988,1988,rep(1989:2018,each=4))</text:p>
      <text:p text:style-name="P509"><text:span text:style-name="T57">newyear=c(1988,1988,rep(1989:(last(fit$stock.prey$year)-1),each=4)) </text:span><text:span text:style-name="T90">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6"><text:span text:style-name="T346">s</text:span><text:span text:style-name="T347">i da eror </text:span><text:bookmark text:name="rstudio_console_output5"/><text:span text:style-name="T337">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9">20</text:span>&lt;-fit$res.by.year$total.biomass[fit$res.by.year$year==20<text:span text:style-name="T349">20</text:span>] <text:span text:style-name="T350">ya no es así en los dos años anteriores ya ahora se saca de la SSB by year</text:span></text:p>
      <text:p text:style-name="P429">B2019&lt;-SSBbyyear$SSByearly[SSBbyyear$year==2019]</text:p>
      <text:p text:style-name="P399">Actualizar RatioB20<text:span text:style-name="T349">20</text:span> <text:s/><text:span text:style-name="T282">y Latestadvice&lt;-6290</text:span></text:p>
      <text:p text:style-name="P399"/>
      <text:p text:style-name="P399">y cambiarlo en la línea Advice&lt;-</text:p>
      <text:p text:style-name="P399"><text:span text:style-name="T283">#</text:span>Advice&lt;-RatioB*landsydisc2018</text:p>
      <text:p text:style-name="P403">Advice&lt;-RatioB20<text:span text:style-name="T351">20</text:span>*Latestadvice</text:p>
      <text:p text:style-name="P407">cambiar</text:p>
      <text:p text:style-name="P407">ylimrecruitment&lt;-max(rec_order.by.year$recruitment[rec_order.by.year$year&lt;2018] /1e+06)</text:p>
      <text:p text:style-name="P409">Cambiar 2018 por 2019 en ICESplots <text:span text:style-name="T284">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3">9</text:span> por 20<text:span text:style-name="T353">20</text:span> en recSSB</text:p>
      <text:p text:style-name="P413">recSSB&lt;-merge(SSBbyyear,rec_order.by.year,by="year")%&gt;%mutate(rect=c(recruitment[2:length(recruitment)],0))%&gt;%filter(year&lt;201<text:span text:style-name="T353">9</text:span>)</text:p>
      <text:p text:style-name="P413"/>
      <text:p text:style-name="P439">Hay un patrón retrospectivo y quiero ver qué tanto ha influido el error de la ecocadiz, <text:span text:style-name="T35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5">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5">y corregidos los ALK de 2017 y 2018 para que incluyan discards</text:span></text:p>
      <text:p text:style-name="P513">El nuevo folder de datos de base se llama <text:span text:style-name="T93">anchovy2020_3 </text:span><text:span text:style-name="T94">(definitivo)</text:span></text:p>
      <text:p text:style-name="P515"><text:span text:style-name="T354">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6">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57">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8">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59">)</text:span></text:p>
      <text:p text:style-name="P533"><text:soft-page-break/>Veo que hay una diferencia gorda en el archivo area, debería estar hasta el 2020 <text:span text:style-name="T360">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1">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1">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2">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3">en el Rnw </text:span>aquí: <text:span text:style-name="T183">2020_ane.27.9a_assessment_allin_ecoldistcorrected</text:span></text:p>
      <text:p text:style-name="P495"/>
      <text:p text:style-name="P621">Con el setup mejorado y catches<text:span text:style-name="T365">2020 y sumarryplots</text:span> en GADGET/Assessment/...pandemia genero un BIOMTOT<text:span text:style-name="T364">newyeardiscards</text:span>.Rdata <text:span text:style-name="T217">le pido a Ferni un fichero como este Landings and Discards_9aN and 9a S_2014 on_2019.xlsx que está en Taledas all fleets, </text:span><text:span text:style-name="T218">recordar cambiar la ruta para guardar BIOMTOTnewyeardiscards </text:span><text:span text:style-name="T369">ojo BIOMTOT incluye discards, después se las tengo que restar</text:span></text:p>
      <text:p text:style-name="P547"/>
      <text:p text:style-name="P547"/>
      <text:p text:style-name="P545">La versión de e<text:span text:style-name="T365">l</text:span> fichero <text:span text:style-name="T365">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65">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0">del assessment que termina en que es donde se puede correr el Rnw </text:span><text:span text:style-name="T185">2020_ane.27.9a_assessment_allin_ecoldistcorrected</text:span></text:p>
      <text:p text:style-name="P496"/>
      <text:p text:style-name="P625"/>
      <text:p text:style-name="P628">recordar que el assessment es <text:span text:style-name="T219">anchovy 2020_</text:span><text:span text:style-name="T194">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8">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8">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6">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7">ICES plots para este año y el anterior together</text:span> </text:p>
      <text:p text:style-name="P558"/>
      <text:p text:style-name="P639">Anchovy 2021 (pandemia más pérdida de datos)</text:p>
      <text:p text:style-name="P860">home/marga/GADGET/GADGETGIT/gadgetanchovy/Anchovy2018_benchmark_allnumbers_56.zip</text:p>
      <text:p text:style-name="P640">Aquí hay una versión que puede ser cercana a la del benchmark, <text:span text:style-name="T371">ahora en el github Anchovy_2020_3_all copia de </text:span><text:span text:style-name="T386">home/marga/GADGET/</text:span><text:span text:style-name="T371">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390">ldist.ecocadiz.noage, los datos de surveys iguales.</text:span></text:p>
      <text:p text:style-name="P645">Abril 15/2021</text:p>
      <text:p text:style-name="P644">Las diferencias son porque no habíamos quitado la edad 0 de las ldist para la ecocadiz. Yorch me envía <text:span text:style-name="T391">en un correo </text:span>un <text:span text:style-name="T387">DATOS_NOEDAD_</text:span><text:span text:style-name="T388">0</text:span>.rar <text:span text:style-name="T391">donde tiene un archivo <text:s/></text:span><text:span text:style-name="T387">DATOS_NOEDAD_</text:span><text:span text:style-name="T388">0</text:span><text:span text:style-name="T387">.csv </text:span><text:span text:style-name="T388">y que es igual al que generamos en los videos para <text:s/></text:span><text:span text:style-name="T390">ldist.ecocadiz.noage</text:span></text:p>
      <text:p text:style-name="P643"/>
      <text:p text:style-name="P645">Esto que escribí antes:</text:p>
      <text:p text:style-name="P645"/>
      <text:list xml:id="list3878114535507454813" text:style-name="L5">
        <text:list-item>
          <text:p text:style-name="P889">corro <text:s/>setupanchovy_fromcesga_mejorado_2020_conpelago_ycatches2020.r <text:span text:style-name="T392">que tiene datos de capturas 2020 y corregidos los ALK de 2017 y 2018 para que incluyan discards</text:span></text:p>
          <text:p text:style-name="P890">El nuevo folder de datos de base se llama <text:span text:style-name="T93">anchovy2020_3 </text:span><text:span text:style-name="T94">(definitivo)</text:span></text:p>
        </text:list-item>
        <text:list-item>
          <text:p text:style-name="P891">“length distribution de la ecocadiz incluye la edad 0 </text:p>
        </text:list-item>
      </text:list>
      <text:p text:style-name="P540">he usado el archivo de Jorge DATOS_NOEDAD_=.csv que está en el folder DATOS/ECOCADIZ <text:span text:style-name="T361">y ahora se </text:span></text:p>
      <text:p text:style-name="P540"/>
      <text:list xml:id="list5506104549063899325" text:style-name="L6">
        <text:list-item>
          <text:p text:style-name="P892">Copia de anchovy 2020_3 cambio el seed a 10 y uso el archivo de Jorge ahora se llama anchovy2020_5”</text:p>
        </text:list-item>
      </text:list>
      <text:p text:style-name="P542"/>
      <text:p text:style-name="P560">Me hace pensar <text:span text:style-name="T393">que el 2020_3 que tengo es el mismo <text:s/>que el 2020_5 salvo por ese archivo </text:span></text:p>
      <text:p text:style-name="P561"><text:span text:style-name="T395">ldist.ecocadiz.noage </text:span><text:span text:style-name="T396">y el seed.</text:span></text:p>
      <text:p text:style-name="P562"><text:span text:style-name="T396">D</text:span><text:span text:style-name="T394">igo también: “</text:span><text:span text:style-name="T398">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399">$data que está en el output de ese run.</text:span> </text:p>
      <text:p text:style-name="P563"/>
      <text:p text:style-name="P564">Voy a hacer dos experimentos <text:span text:style-name="T400">mandar un gadget igual al 2020_3 cambiando el archivo <text:s/>length distribution de la ecocadiz y usando el optfile y el params.in de 2020_5 </text:span></text:p>
      <text:p text:style-name="P565">Y otro usando <text:span text:style-name="T401">el params.out de un run anterior, sin embargo en el github hay un Anchovy2020_5_limrec lo que me hace pensar que efectivamente no le puse límite al reclutamiento</text:span></text:p>
      <text:p text:style-name="P565"/>
      <text:p text:style-name="P650"><text:span text:style-name="T372">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1">también tiene toda la configuración del modelo</text:span></text:p>
      <text:p text:style-name="P566"/>
      <text:p text:style-name="P646"/>
      <text:p text:style-name="P561"><text:span text:style-name="T397">Se puede recuperar todo el modelos a partir de los outputs salvo por las capturas</text:span><text:span text:style-name="T393">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2">el modelo que está en Asessment2020_5_recovery que es</text:span> uno igual al <text:span text:style-name="T400">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03">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04">y el generado se llama Anchovy2021_recovery</text:span> <text:span text:style-name="T404">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04">Asessment2020_5_recovery y otras dos copias con el mismo seed en cada uno de los métodos, los correré en el cesga y en el TAF para ver las diferencias</text:span><text:span text:style-name="T95">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3">Este año estoy copiando los archivos en un folder del cesga recovery_2020 que está a su vez en github y hago push desde el cesga directamente.</text:p>
      <text:p text:style-name="P834">Estas notas están en gadgetanchovy en github también</text:p>
      <text:p text:style-name="P834"/>
      <text:p text:style-name="P836">NOTA: Hay más experimentos con el seed usando la última versión del gadget en /home/margarita/Documents/GADGET/experimentos_con_el_2020 en el pc local</text:p>
      <text:p text:style-name="P834"/>
      <text:p text:style-name="P583">En mi PC puedo correr <text:span text:style-name="T409">el gadget</text:span> y quiero pasar los resultados por el Rnw pero al ser nueva la versión del Gadget todo cambia, he creado mis propias funciones para sacar el reclutamiento y ya no uso el Res.by.year, porque fit&lt;-gadget.fit(wgts = "WGTS", steps = 2, printatstart = 0) <text:span text:style-name="T406">funciona.</text:span></text:p>
      <text:p text:style-name="P580">El Rnw está en mi PC, me pide que instale tinytex tinytex::install_tinytex() <text:span text:style-name="T407">y los paquetes de latex que faltan se instalan con una función parse algo del tinytex usando el archivo log </text:span></text:p>
      <text:p text:style-name="P834"/>
      <text:p text:style-name="P834"/>
      <text:p text:style-name="P835">Los optfiles con semillas iguales no funcionan, los resultados son diferentes, puede ser por la versión de Gadget que hay en el CESGA</text:p>
      <text:p text:style-name="P573"/>
      <text:p text:style-name="P576"><text:span text:style-name="T405">E</text:span>s suficiente tener un solo seed <text:span text:style-name="T405">para simulated annealing pero hay algo con la versión del Gadget del CESGA que no deja</text:span>, para comprobarlo haré una copia de <text:span text:style-name="T405">las dos copias con el mismo seed en cada uno de los métodos, los correré el PC de atrás para ver las diferencias </text:span><text:soft-page-break/><text:span text:style-name="T405">(~/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0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05">~/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0">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05">Asessment2020_5_recovery_exp_withseed1_2_1_</text:span>1 es con el número de iteraciones de Simulated annealing igual a 3000000, el ordenador ha petado, lo voy a correr con 2000000, se llama <text:span text:style-name="T405">Asessment2020_5_recovery_exp_withseed1_2_1_</text:span>1_1</text:p>
      <text:p text:style-name="P875"><text:span text:style-name="T411">con </text:span><text:s/>este run no se obtiene un likelihood <text:span text:style-name="T410">tan bueno, sin embargo he visto que las capturas empiezan en 1989 según el fleet file del seine y que la ld empieza en 1988, lo voy a quitar y lo vuelvo a correr el archivo se llama Asessment2020_5_recovery_exp_withseed1_2_1_1_1_nozerocatches</text:span></text:p>
      <text:p text:style-name="P875"/>
      <text:p text:style-name="P832">Creo un proyecto en R para el assessment del 202<text:span text:style-name="T413">1</text:span> en <text:s/><text:span text:style-name="T308">GADGET/Assessment/Assessment2</text:span><text:span text:style-name="T309">02</text:span><text:span text:style-name="T311">1</text:span></text:p>
      <text:p text:style-name="P875"/>
      <text:p text:style-name="P877">Creando archivos para run <text:span text:style-name="T412">gd &lt;- gadget_directory("Anchovy2021_withoutLDandALK2020_1_2_data")</text:span></text:p>
      <text:p text:style-name="P876">gd &lt;- gadget_directory("Anchovy2021_withoutLDandALK2020_1_2_data")</text:p>
      <text:p text:style-name="P876"/>
      <text:p text:style-name="P878">Todos los <text:span text:style-name="T414">datos en folder </text:span><text:span text:style-name="T308">GADGET/Assessment/Assessment2</text:span><text:span text:style-name="T309">02</text:span><text:span text:style-name="T307">1/</text:span><text:span text:style-name="T312">Datos2021, </text:span><text:span text:style-name="T313">al final no han quedado bien esos archivos, los definitivos están en las rutas que usa el setup.</text:span></text:p>
      <text:p text:style-name="P879"><text:soft-page-break/><text:span text:style-name="T313">L</text:span><text:span text:style-name="T307">os datos de la ecocadiz y alk de boquerón 2020 están en un correo que se llama </text:span><text:span text:style-name="T121">“</text:span><text:span text:style-name="T120">ficheros datos modelo”</text:span></text:p>
      <text:p text:style-name="P667"/>
      <text:p text:style-name="P667"/>
      <text:p text:style-name="P751">Cambio en <text:span text:style-name="T267">(Línea 611) </text:span></text:p>
      <text:p text:style-name="P787">for (i in c(2015:2018)) 2018 por 2019</text:p>
      <text:p text:style-name="P789">for (i in c(2015:2019)){</text:p>
      <text:p text:style-name="P789"><text:s text:c="2"/><text:bookmark-start text:name="__DdeLink__37320_11775245111"/><text:bookmark-start text:name="__DdeLink__37318_11775245111"/>name&lt;-paste("Ecocadiz",i,sep="")<text:bookmark-end text:name="__DdeLink__37320_11775245111"/><text:bookmark-end text:name="__DdeLink__37318_11775245111"/> <text:span text:style-name="T267">que me interesa biomasa (fila 3 col9) y bioage0 (fila103, col5)</text:span></text:p>
      <text:p text:style-name="P772"/>
      <text:p text:style-name="P772"/>
      <text:p text:style-name="P214"/>
      <text:p text:style-name="P326"><text:span text:style-name="T315">Revisar que </text:span>el ALK_ECOCADIZ_20<text:span text:style-name="T415">20</text:span> <text:span text:style-name="T315">cumpla los formatos y que tenga una tabla al lado superior derecho con tallas y número de individuos</text:span><text:span text:style-name="T96"> sin individuos de edad 0</text:span><text:span text:style-name="T31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3">y agregar el sop de la edad 0 de la ecocadiz debe estar en la fila 103 columna 5</text:span></text:p>
      <text:p text:style-name="P478">Este año no cumplía losnúmeros donde deberían ir las filas, tuve que agregarle una fila vacía y cambiarle el nombre <text:span text:style-name="T416">(he reescrito alguno sin querer, recordar que en el otro pc tengo un back up de los datos usados para el assessment de 2020.)</text:span></text:p>
      <text:p text:style-name="P326">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18,19 con header empezando en la col 6 hasta la 38</text:span></text:p>
      <text:p text:style-name="P332">meter en <text:span text:style-name="T68">'ecocadiz_comp_ald'</text:span><text:span text:style-name="T189">:</text:span> <text:span text:style-name="T57">i&lt;-20</text:span><text:span text:style-name="T97">20</text:span><text:span text:style-name="T72"> </text:span><text:span text:style-name="T241">aprox línea 745 copiando la del año anterior y cambiando el año</text:span></text:p>
      <text:p text:style-name="P332"><text:s text:c="2"/><text:span text:style-name="T57">name&lt;-paste("Ecocadiz",i,sep="")</text:span></text:p>
      <text:p text:style-name="P197"/>
      <text:p text:style-name="P336">Igual para <text:span text:style-name="T241"><text:s/></text:span><text:span text:style-name="T69">'ecocadiz_comp_ld'</text:span><text:span text:style-name="T241"> línea 877 copiando el año anterior y poniendo </text:span><text:span text:style-name="T69">2020</text:span><text:span text:style-name="T241">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6">línea 1</text:span><text:span text:style-name="T206">327</text:span><text:span text:style-name="T196"> aprox</text:span></text:p>
      <text:p text:style-name="P170"><text:span text:style-name="T196">for (i in 2014:</text:span><text:span text:style-name="T243">2020</text:span><text:span text:style-name="T196">){</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7"> con la ALK </text:span></text:p>
      <text:p text:style-name="P486"><text:s/>header = TRUE, startCol = 1, </text:p>
      <text:p text:style-name="P486"><text:s text:c="25"/>startRow = 5, endCol = 4, </text:p>
      <text:p text:style-name="P486"><text:s text:c="25"/>endRow = <text:span text:style-name="T98">29</text:span>, useCachedValues=TRUE</text:p>
      <text:p text:style-name="P484"/>
      <text:p text:style-name="P486">startCol = 1, startRow = 6, endCol = 5, endRow = 27 y la biomasa en el col 10 fila 5 </text:p>
      <text:p text:style-name="P484"><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4"><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228"/>
      <text:p text:style-name="P442"><text:span text:style-name="T316">H</text:span>e comentado los datos de la Pelago2000, hemos visto que son datos de una campaña de Noviembreque no hace parte de la serie y lo he quitado <text:span text:style-name="T417">(línea 409)</text:span></text:p>
      <text:p text:style-name="P316"><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8"/>
      <text:p text:style-name="P862"><text:span text:style-name="T309">H</text:span><text:span text:style-name="T307">e puesto el mismo número del año pasado multiplicado por 10 en </text:span><text:span text:style-name="T310">p</text:span><text:span text:style-name="T307">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2"><text:span text:style-name="T81">de </text:span><text:span text:style-name="T79">pelago_comp solo <text:s/>se usa </text:span><text:bookmark text:name="rstudio_console_output211"/><text:span text:style-name="T268">pelago_bio_pre</text:span></text:p>
      <text:p text:style-name="P812"/>
      <text:p text:style-name="P813"><text:s/><text:span text:style-name="T318">Actualizar Catches_Algarve hasta 2020 que están en /home/marga/GADGET/DATOS/Algarve/landings_ANE_2020_9aS_PT.xlsx, están en KG así que hay que multiplicar</text:span></text:p>
      <text:p text:style-name="P812"/>
      <text:p text:style-name="P812"/>
      <text:p text:style-name="P819"><text:s/>(LandingsPortugal2018 Folja1, 2019 1 y 2 es 0 tons</text:p>
      <text:p text:style-name="P362"/>
      <text:p text:style-name="P362">Year4bio2num uno menos que el año en curso <text:span text:style-name="T320">(Recordar que lo que quiero es saber números de las capturas del año pasado en el Algarve</text:span></text:p>
      <text:p text:style-name="P427">Year4bio2num&lt;-2019 <text:span text:style-name="T319">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4">Busco catches201</text:span><text:span text:style-name="T209">8</text:span><text:span text:style-name="T194">1cakg y copio y pego , </text:span><text:span text:style-name="T220">recordar cambiar 2020 por 2021 </text:span><text:span text:style-name="T209">(</text:span><text:span text:style-name="T194">catches20</text:span><text:span text:style-name="T209">2</text:span><text:span text:style-name="T221">1</text:span><text:span text:style-name="T194">1cakg</text:span><text:span text:style-name="T209">)</text:span><text:span text:style-name="T207">, </text:span><text:span text:style-name="T221">provisional por ahora 20212 porque no tengo el hisótrico de 2020.</text:span></text:p>
      <text:p text:style-name="P222"><text:span text:style-name="T208">c</text:span><text:span text:style-name="T194">ambio el año en catches...cakg y catches202</text:span><text:span text:style-name="T222">1</text:span><text:span text:style-name="T194">2cakgpre y catches202</text:span><text:span text:style-name="T222">1</text:span><text:span text:style-name="T194">1alton y catches202</text:span><text:span text:style-name="T222">1</text:span><text:span text:style-name="T194">2altonpre</text:span></text:p>
      <text:p text:style-name="P225"><text:span text:style-name="T208">Numb20</text:span><text:span text:style-name="T211">2</text:span><text:span text:style-name="T223">1</text:span><text:span text:style-name="T208">1=(catches20</text:span><text:span text:style-name="T194">2</text:span><text:span text:style-name="T223">1</text:span><text:span text:style-name="T208">1cakg[1,1]+catches20</text:span><text:span text:style-name="T194">2</text:span><text:span text:style-name="T223">1</text:span><text:span text:style-name="T208">1alton[1,1]*1000)*(CatchesAllFleetsPTSP$AL</text:span><text:soft-page-break/><text:span text:style-name="T208">L[CatchesAllFleetsPTSP$YEAR==20</text:span><text:span text:style-name="T224">20</text:span><text:span text:style-name="T208"> &amp; CatchesAllFleetsPTSP$SEASON==1])/((BIOMTOT$TONPT+BIOMTOT$TONSP)[BIOMTOT$YEAR==20</text:span><text:span text:style-name="T224">20</text:span><text:span text:style-name="T208"> &amp; BIOMTOT$SEASON==1])</text:span></text:p>
      <text:p text:style-name="P433"/>
      <text:p text:style-name="P177"><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9"/>
      <text:p text:style-name="P373">Comentar esta línea y repetirla con 20<text:span text:style-name="T321">21</text:span></text:p>
      <text:p text:style-name="P373"><text:span text:style-name="T418">#</text:span>fleet.allptsp&lt;-add_row(fleet.allptsp,year=2018,month=c(3,6),count=c(Numb20181,Numb20182))</text:p>
      <text:p text:style-name="P446">fleet.allptsp&lt;-add_row(fleet.allptsp,year=2021,month=c(3,6),count=c(Numb20211,Numb20212))</text:p>
      <text:p text:style-name="P816"/>
      <text:p text:style-name="P230">Cambiar el año en defaults</text:p>
      <text:p text:style-name="P672"/>
      <text:p text:style-name="P742"><text:span text:style-name="T224">#</text:span><text:span text:style-name="T194">Correr </text:span><text:span text:style-name="T203">el que está en </text:span><text:span text:style-name="T214">assessment202</text:span><text:span text:style-name="T225">1</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25">473 </text:span><text:span text:style-name="T216">y se generará un </text:span><text:span text:style-name="T225">folder</text:span><text:span text:style-name="T216"> que se llama </text:span><text:span text:style-name="T225">Anchovy2021_withLDandALK2020_1_2_data</text:span></text:p>
      <text:p text:style-name="P674"/>
      <text:p text:style-name="P744"><text:span text:style-name="T194">Comparo ese folder con experimentowithseed1_2, </text:span><text:span text:style-name="T226">ecocadizldist no se crea bien desde el setup, es necesario importarlo, el importado es el archivo que me pasó Yorch hace tiempo es un csv que dice algo de NOEDAD dentro de un .rar</text:span></text:p>
      <text:p text:style-name="P746"><text:span text:style-name="T226">Q</text:span><text:span text:style-name="T194">uito manualmente los datos del 88 del ldist.seine el fleet empieza en 1989</text:span></text:p>
      <text:p text:style-name="P747"><text:span text:style-name="T194">No me ha cogido los datos de 2021 en el fleet.seine, </text:span><text:span text:style-name="T227">faltaba un 1 en Numb20211 ahora si</text:span></text:p>
      <text:p text:style-name="P467"/>
      <text:p text:style-name="P467"><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7"><text:span text:style-name="T57">area, </text:span><text:span text:style-name="T101">main</text:span> <text:span text:style-name="T57">y time arreglados manualmente </text:span><text:span text:style-name="T102">Modelfiles también</text:span></text:p>
      <text:p text:style-name="P668"><text:span text:style-name="T419">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6"> y el archivo del reclutamiento </text:span></text:p>
      <text:p text:style-name="P676"/>
      <text:p text:style-name="P670"><text:span text:style-name="T419">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0">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1">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2">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3">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24">de </text:span><text:span text:style-name="T105">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25">(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26">Anchovy2021_withoutLDandALK2020_1_2_data_optBjarki2M_</text:span>copy</text:p>
      <text:p text:style-name="P694">problema con mkdir, correr los mkdir primero</text:p>
      <text:p text:style-name="P694"/>
      <text:p text:style-name="P695">hacer un git <text:span text:style-name="T427">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28">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29">/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0">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7">Hay que cambiar el Taleda de 2020 poniendo en la ALK la ALK de la Pelago</text:span>, <text:span text:style-name="T106">lo he hecho manualmente</text:span> <text:span text:style-name="T43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0">(ojo ldist.ecocadiz que tiene que estar actualizado con datos del último año))</text:span></text:p>
      <text:p text:style-name="P708">Recordar que el ldist.ecocadiz hay que cambiarlo manualmente y ojo hay que quitar la ldist seine 1988 manualmente tb. <text:span text:style-name="T432">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58">home/margarita/Documents/GADGET/</text:span><text:bookmark-start text:name="__DdeLink__6066_414035641"/>copyfromconsole_2021.r<text:bookmark-end text:name="__DdeLink__6066_414035641"/> <text:span text:style-name="T458">en el HP, los paso a un folder en el cesga y luego hago un push (hacer pull primero por si acaso) en recovery_results_2020 </text:span></text:p>
      <text:p text:style-name="P711"/>
      <text:p text:style-name="P713">Run definitivo: <text:span text:style-name="T57">Anchovy2021_withLD2018_2019_1_2_andALKpelago2020_optBjarki2M_copy</text:span></text:p>
      <text:p text:style-name="P714">Lo he metido en el TAF del 2021, en el Rnw del WD hay que buscar 2020 e ir cambiando o agregando lo que surja <text:span text:style-name="T434">y el Latestadvice</text:span></text:p>
      <text:p text:style-name="P698"><text:s/><text:span text:style-name="T433">El error al compilar =Component es de la línea bubbles sale por un problema con dplyr, la función </text:span><text:soft-page-break/><text:span text:style-name="T186">dplyr::rename</text:span><text:span text:style-name="T433">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3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5">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36">hp</text:span>) para luego comentarlo</text:p>
      <text:p text:style-name="P588">He puesto 105 toneladas a mano de discards después de haber generado el archivo de las summaryplots, <text:span text:style-name="T437">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38">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39">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0">Nope me faltan 100 tons</text:span></text:p>
      <text:p text:style-name="P633"/>
      <text:p text:style-name="P653"><text:bookmark text:name="rstudio_console_output6"/>BIOMTOTnewyear$catonsur[33]-0.059-1.669</text:p>
      <text:p text:style-name="P874">[1] 5781.978</text:p>
      <text:p text:style-name="P633"><text:s/><text:span text:style-name="T440">Importante revisar el BIOMtot porque a veces se genera y se duerme el save sin tener todos los datos</text:span></text:p>
      <text:p text:style-name="P633"/>
      <text:p text:style-name="P651">Hola Leire,</text:p>
      <text:p text:style-name="P754">He visto que hay un error de 3 tons en las landings de la 9aS, donde dice 5682 (landings de 2020 management year) debería decir 5679</text:p>
      <text:p text:style-name="P754">El raising con el 37% se hace para el segundo trimestre de 2021 en los datos de España, </text:p>
      <text:p text:style-name="P754">Siendo estos son los valores por trimestre incluyendo discards:</text:p>
      <text:p text:style-name="P754">Year  Quarter PtCatches     Spcatches     Sp+pt catches</text:p>
      <text:p text:style-name="P754"><text:soft-page-break/>2020      3      73.50840     2529.7990     2603.30740<text:line-break/> 2020      4      12.23000     1100.7980     1113.02800<text:line-break/> 2021      1       1.66900      616.2161      617.88514<text:line-break/> 2021      2       0.05900     <text:span text:style-name="T56">1449.4260</text:span>     1449.48503</text:p>
      <text:p text:style-name="P754">1449.4260=2021_(abril y mayo)+0.37*(2021_(enero a marzo)+2021_(abril y mayo)) y esto es igual a:</text:p>
      <text:p text:style-name="P754">1449.4260=891,552+0.37*(616,216+891,552)</text:p>
      <text:p text:style-name="P754">El valor de las catches SP+PT del management year es 5783.706 tons (sumando la columna Sp+pt catches) , para obtener las landings le restamos 105 tons de discards del management year y queda 5678.706 (redondeando 5679)</text:p>
      <text:p text:style-name="P647">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1">Y para instalar Rjava</text:span></text:span></text:p>
      <text:p text:style-name="P837"><text:span text:style-name="Source_20_Text"><text:span text:style-name="T441">primero en la terminal </text:span></text:span></text:p>
      <text:p text:style-name="P837"><text:span text:style-name="Source_20_Text"><text:span text:style-name="T441">sudo /opt/R/3.6.0/bin/R CMD javareconf</text:span></text:span></text:p>
      <text:p text:style-name="P837"><text:span text:style-name="Source_20_Text"/></text:p>
      <text:p text:style-name="P838"><text:span text:style-name="Source_20_Text"><text:span text:style-name="T442">Hay que borrar todos los units = c("in", "cm", "mm") en los ggsave</text:span></text:span></text:p>
      <text:p text:style-name="P838"><text:span text:style-name="Source_20_Text"/></text:p>
      <text:p text:style-name="P839"><text:span text:style-name="Source_20_Text"><text:span text:style-name="T443">Si sale este error: Couldn’t find font “-adobe-helvetica-medium</text:span></text:span></text:p>
      <text:p text:style-name="P839"><text:span text:style-name="Source_20_Text"/></text:p>
      <text:p text:style-name="P839"><text:span text:style-name="Source_20_Text"><text:span text:style-name="T443">se soluciona en bash con: </text:span></text:span></text:p>
      <text:p text:style-name="P83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39"><text:span text:style-name="Source_20_Text"/></text:p>
      <text:p text:style-name="P839"><text:span text:style-name="Source_20_Text"><text:span text:style-name="T443">y restart</text:span></text:span></text:p>
      <text:p text:style-name="P839"><text:span text:style-name="Source_20_Text"/></text:p>
      <text:p text:style-name="P840"><text:span text:style-name="Source_20_Text"><text:span text:style-name="T444">Hay un problema con el paquete FSA pero no es necesario para el report, se soluciona haciendo &lt;&lt;</text:span></text:span><text:span text:style-name="Source_20_Text"><text:span text:style-name="T109">eval = F</text:span></text:span><text:span text:style-name="Source_20_Text"><text:span text:style-name="T444">, echo = F, include=F, results= hide <text:s/>,fig=false&gt;&gt;=</text:span></text:span></text:p>
      <text:p text:style-name="P840"><text:soft-page-break/><text:span text:style-name="Source_20_Text">library(FSA)</text:span></text:p>
      <text:p text:style-name="P840"><text:span text:style-name="Source_20_Text"/></text:p>
      <text:p text:style-name="P841"><text:span text:style-name="Source_20_Text"><text:span text:style-name="T445">Para correr el Gadget del assessment aceptado en el CESGA:</text:span></text:span></text:p>
      <text:p text:style-name="P841"><text:span text:style-name="Source_20_Text"><text:span text:style-name="T44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5">csepcmrh@ft2.cesga.es</text:span></text:span></text:a></text:p>
      <text:p text:style-name="P842"><text:span text:style-name="Source_20_Text"/></text:p>
      <text:p text:style-name="P842"><text:span text:style-name="Source_20_Text"><text:span text:style-name="T446">module load cesga/2018</text:span></text:span></text:p>
      <text:p text:style-name="P842"><text:span text:style-name="Source_20_Text"/></text:p>
      <text:p text:style-name="P842"><text:span text:style-name="Source_20_Text"><text:span text:style-name="T446">module load gcc/6.4.0</text:span></text:span></text:p>
      <text:p text:style-name="P842"><text:span text:style-name="Source_20_Text"/></text:p>
      <text:p text:style-name="P842"><text:span text:style-name="Source_20_Text"><text:span text:style-name="T446">module load R/3.6.0 </text:span></text:span></text:p>
      <text:p text:style-name="P842"><text:span text:style-name="Source_20_Text"><text:span text:style-name="T446">module load gadget</text:span></text:span></text:p>
      <text:p text:style-name="P842"><text:span text:style-name="Source_20_Text"/></text:p>
      <text:p text:style-name="P842"><text:span text:style-name="Source_20_Text"><text:span text:style-name="T446">Para reproducir el del año pasado </text:span></text:span></text:p>
      <text:p text:style-name="P843"><text:span text:style-name="Source_20_Text"><text:span text:style-name="T447">Hay un error en la instalación del paquete Rpostgres que no pasa con la última versión de R 4.0.4 que pide la librería cesga/2020 voy a intentar con esa a ver cómo va</text:span></text:span></text:p>
      <text:p text:style-name="P844"><text:span text:style-name="Source_20_Text"><text:span text:style-name="T448">Intento en el ft3 porque el ft2 va a desaparecer</text:span></text:span></text:p>
      <text:p text:style-name="P844"><text:span text:style-name="Source_20_Text"><text:span text:style-name="T448">compute</text:span></text:span></text:p>
      <text:p text:style-name="P844"><text:span text:style-name="Source_20_Text"><text:span text:style-name="T448">module load cesga/2020</text:span></text:span></text:p>
      <text:p text:style-name="P844"><text:span text:style-name="Source_20_Text"><text:span text:style-name="T448">R</text:span></text:span></text:p>
      <text:p text:style-name="P844"><text:span text:style-name="Source_20_Text"><text:span text:style-name="T448">Pero hay un problema con los paquetes</text:span></text:span></text:p>
      <text:p text:style-name="P844"><text:span text:style-name="Source_20_Text"/></text:p>
      <text:p text:style-name="P864"><text:span text:style-name="Source_20_Text"><text:span text:style-name="T389">En el cesga muchos problemas con la instalación de Rgadget usando </text:span></text:span><text:span text:style-name="Source_20_Text">devtools::install_github("gadget-framework/rgadget")</text:span></text:p>
      <text:p text:style-name="P845"><text:span text:style-name="Source_20_Text"/></text:p>
      <text:p text:style-name="P845"><text:span text:style-name="Source_20_Text"><text:span text:style-name="T449">Me entero que el ft2 va a morir, hay que pasarse al ft3, y Carlos Mouriño me instala el Rgadget porque el error está en una librería stringi.so que no la encuentra.</text:span></text:span></text:p>
      <text:p text:style-name="P845"><text:span text:style-name="Source_20_Text"><text:span text:style-name="T449">En el ft3 sólo hay que escribir R, no hay que cargar ningún módulo, creo Anchovy2022_2 que es copia de la configuración aceptada hace un año y modifico el runner para poder mandarlo al sistema de colas</text:span></text:span></text:p>
      <text:p text:style-name="P846"><text:span text:style-name="Source_20_Text"><text:span text:style-name="T450">hay que instalar también gadget2 como paquete de R:</text:span></text:span></text:p>
      <text:p text:style-name="P865"><text:span text:style-name="Source_20_Text">remotes::install_github("gadget-framework/gadget2")</text:span></text:p>
      <text:p text:style-name="P865"><text:span text:style-name="Source_20_Text"/></text:p>
      <text:p text:style-name="P866"><text:span text:style-name="Source_20_Text"><text:span text:style-name="T451">Pruebas Anchovy2022_1 perdida la conexión</text:span></text:span></text:p>
      <text:p text:style-name="P867"><text:span text:style-name="Source_20_Text"><text:span text:style-name="T451">Anchovy2022_2 con 10 horas perdido </text:span></text:span></text:p>
      <text:p text:style-name="P867"><text:span text:style-name="Source_20_Text"><text:span text:style-name="T451">Anchovy2022_3 con 20 horas </text:span></text:span></text:p>
      <text:p text:style-name="P867"><text:span text:style-name="Source_20_Text"><text:span text:style-name="T451">Anchovy2022_4 con 60 horas </text:span></text:span></text:p>
      <text:p text:style-name="P867"><text:span text:style-name="Source_20_Text"><text:span text:style-name="T451">Anchovy2022_5 con 60 horas pero con menos iteraciones simaniter= 1000000 en vez de 2000000 y simanneps=1e-03 en vez de 1e-06 el objetivo es obtener al menos unos resultados que pueda correr en el entorno TAF</text:span></text:span></text:p>
      <text:p text:style-name="P867"><text:span text:style-name="Source_20_Text"/></text:p>
      <text:p text:style-name="P868"><text:span text:style-name="Source_20_Text"><text:span text:style-name="T452">Me pongo con el setup mientras corren estos en el cesga en el folder Gadget_2022</text:span></text:span></text:p>
      <text:p text:style-name="P868"><text:span text:style-name="Source_20_Text"/></text:p>
      <text:p text:style-name="P870"><text:span text:style-name="Source_20_Text"><text:span text:style-name="T454">He metido el setup último en el folder initial/software del TAF sin meterlo en el .bib</text:span></text:span></text:p>
      <text:p text:style-name="P870"><text:span text:style-name="Source_20_Text"/></text:p>
      <text:p text:style-name="P870"><text:span text:style-name="Source_20_Text"><text:span text:style-name="T454">Clono repositorio TAF en el HP</text:span></text:span></text:p>
      <text:p text:style-name="P871"><text:span text:style-name="Source_20_Text"><text:span text:style-name="T455">y clono repositorio gitlab boqueron_assessment en </text:span></text:span><text:soft-page-break/><text:span text:style-name="Source_20_Text"><text:span text:style-name="T455">ICES_grupos del hp y del lenovo en GADGET/Assessment/Assessment_2022</text:span></text:span></text:p>
      <text:p text:style-name="P868"><text:span text:style-name="Source_20_Text"/></text:p>
      <text:p text:style-name="P869"><text:span text:style-name="Source_20_Text"><text:span text:style-name="T453">1. Correr el setup con datos actualizados y ver las diferencias con el modelo del año pasado</text:span></text:span></text:p>
      <text:p text:style-name="P869"><text:span text:style-name="Source_20_Text"/></text:p>
      <text:p text:style-name="P872"><text:span text:style-name="Source_20_Text"><text:span text:style-name="T456">He visto un video tutorial del taf y lo he puesto en gitlab en boqueron_assessment</text:span></text:span></text:p>
      <text:p text:style-name="P872"><text:span text:style-name="Source_20_Text"><text:span text:style-name="T456">He conectado archivos por ssh usando ssh://</text:span></text:span><text:a xlink:type="simple" xlink:href="mailto:marga@XXX.XXX.XX.XXX" text:style-name="Internet_20_link" text:visited-style-name="Visited_20_Internet_20_Link"><text:span text:style-name="Source_20_Text"><text:span text:style-name="T456">marga@XXX.XXX.XX.XXX</text:span></text:span></text:a><text:span text:style-name="Source_20_Text"><text:span text:style-name="T456"> donde las equis son la IP de donde me quiero conectar que se ve con ifconfig 168...etc</text:span></text:span></text:p>
      <text:p text:style-name="P872"><text:span text:style-name="Source_20_Text"/></text:p>
      <text:p text:style-name="P872"><text:span text:style-name="Source_20_Text"><text:span text:style-name="T456">Ha terminado de correr el Anchovy2022_5 que es realmente copia del de 2021, la versión de Rgadget no me deja crear ni el objeto stock ni el objeto recruitment</text:span></text:span></text:p>
      <text:p text:style-name="P842"><text:span text:style-name="Source_20_Text"/></text:p>
      <text:p text:style-name="P847"><text:span text:style-name="Source_20_Text"><text:span text:style-name="T457">Intento instalar las versiones de los paquetes que dice el TAF</text:span></text:span></text:p>
      <text:p text:style-name="P847"><text:span text:style-name="Source_20_Text"><text:span text:style-name="T457"><text:s/>remotes::install_github('hafro/rgadget', ref = '40ff4d6')</text:span></text:span></text:p>
      <text:p text:style-name="P848"><text:span text:style-name="Source_20_Text"><text:span text:style-name="T459">Me da un error con la librería xml2.so que lo ha solucionado Carlos del CESGA pero que en teoría se solucionaba con install.packages(“xml2”). Instalada esta versión de Rgadget</text:span></text:span></text:p>
      <text:p text:style-name="P848"><text:span text:style-name="Source_20_Text"/></text:p>
      <text:p text:style-name="P848"><text:span text:style-name="Source_20_Text"><text:span text:style-name="T459">Para que funcione el código que va desde la línea del gadget.fit hasta source en el runner es necesario cargar el módulo Gadget por fuera de R.module load gadget, lanzar R y llamar a la librería Rgadget.</text:span></text:span></text:p>
      <text:p text:style-name="P848"><text:span text:style-name="Source_20_Text"/></text:p>
      <text:p text:style-name="P849"><text:span text:style-name="Source_20_Text"><text:span text:style-name="T381">Recordar que el paso de archivos ya no lo hago manual sino con </text:span></text:span><text:span text:style-name="Source_20_Text"><text:span text:style-name="T382">home/margarita/Documents/GADGET/</text:span></text:span><text:bookmark-start text:name="__DdeLink__6066_4140356411"/><text:span text:style-name="Source_20_Text"><text:span text:style-name="T381">copyfromconsole_202</text:span></text:span><text:span text:style-name="Source_20_Text"><text:span text:style-name="T383">2</text:span></text:span><text:span text:style-name="Source_20_Text"><text:span text:style-name="T381">.r</text:span></text:span><text:bookmark-end text:name="__DdeLink__6066_4140356411"/><text:span text:style-name="Source_20_Text"><text:span text:style-name="T381"> </text:span></text:span><text:span text:style-name="Source_20_Text"><text:span text:style-name="T382">en el HP, los paso a un folder en el cesga y luego hago un push (hacer pull primero por si acaso) en recovery_results_2020 </text:span></text:span><text:span text:style-name="Source_20_Text"><text:span text:style-name="T460"><text:s/></text:span></text:span></text:p>
      <text:p text:style-name="P849"><text:span text:style-name="Source_20_Text"/></text:p>
      <text:p text:style-name="P850"><text:span text:style-name="Source_20_Text"><text:span text:style-name="T461">He decidido mezclar el copyfromconsole y el runner para que directamente cuando corra en el CESGA me pase los archivos que necesito al </text:span></text:span><text:span text:style-name="Source_20_Text"><text:span text:style-name="T382">recovery_results_2020</text:span></text:span><text:span text:style-name="Source_20_Text"><text:span text:style-name="T461"> (me faltaría decirle que hiciera push desde el cesga)</text:span></text:span></text:p>
      <text:p text:style-name="P850"><text:span text:style-name="Source_20_Text"><text:span text:style-name="T461">Para eso he instalado el paquete icesTAF en el cesga</text:span></text:span></text:p>
      <text:p text:style-name="P851"><text:span text:style-name="Source_20_Text"><text:span text:style-name="T462">Nuevo runner en /run/user/1000/gvfs/sftp:host=ft3.cesga.es,user=csepcmrh/mnt/netapp2/Home_FT2/home/csic/epc/mrh/Gadget_2022/Anchovy2022_5/Runner.r</text:span></text:span></text:p>
      <text:p text:style-name="P842"><text:span text:style-name="Source_20_Text"/></text:p>
      <text:p text:style-name="P852"><text:span text:style-name="Source_20_Text"><text:span text:style-name="T463">Creo un TAFfromscratch2022 en mi pc lenovo, al correrlo me da unos errores que se que ya he solucionado en el pc de sobremesa.</text:span></text:span></text:p>
      <text:p text:style-name="P841"><text:span text:style-name="Source_20_Text"/></text:p>
      <text:p text:style-name="P852"><text:span text:style-name="Source_20_Text"><text:span text:style-name="T46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3">Gadgetoutputs2TAF me ha ayudado bastante.</text:span></text:span></text:p>
      <text:p text:style-name="P841"><text:span text:style-name="Source_20_Text"/></text:p>
      <text:p text:style-name="P853"><text:span text:style-name="Source_20_Text"><text:span text:style-name="T464">Escribo correo a Susana, copia de uno antiguo para el formato de datos de la pelago Fwd: Formato length distribution pelago</text:span></text:span></text:p>
      <text:p text:style-name="P853"><text:span text:style-name="Source_20_Text"/></text:p>
      <text:p text:style-name="P854"><text:span text:style-name="Source_20_Text"><text:span text:style-name="T465">También pido capturas de Algarve, su archivo está en GADGET/Assessment/Assessment2022 </text:span></text:span></text:p>
      <text:p text:style-name="P854"><text:span text:style-name="Source_20_Text"/></text:p>
      <text:p text:style-name="P854"><text:span text:style-name="Source_20_Text"><text:span text:style-name="T465">Agrego una línea en la línea 73:</text:span></text:span></text:p>
      <text:p text:style-name="P854"><text:span text:style-name="Source_20_Text"><text:span text:style-name="T465">Catches_Algarve&lt;-add_row(Catches_Algarve, YEAR=2021, SEASON=1:4, totalton=c(1669, 1204.8,106140,110)*0.001)</text:span></text:span></text:p>
      <text:p text:style-name="P841"><text:span text:style-name="Source_20_Text"/></text:p>
      <text:p text:style-name="P855"><text:span text:style-name="Source_20_Text"><text:span text:style-name="T466">Me invento datos de la Pelago que aún no han llegado</text:span></text:span></text:p>
      <text:p text:style-name="P856"><text:span text:style-name="Source_20_Text"><text:span text:style-name="T467">en /home/marga/GADGET/DATOS/PELAGO/results-ANE-PEL22.xlsx</text:span></text:span></text:p>
      <text:p text:style-name="P856"><text:span text:style-name="Source_20_Text"/></text:p>
      <text:p text:style-name="P856"><text:span text:style-name="Source_20_Text"><text:span text:style-name="T467"><text:s text:c="2"/>name&lt;-"Pelago2022" #en miles</text:span></text:span></text:p>
      <text:p text:style-name="P856"><text:span text:style-name="Source_20_Text"><text:span text:style-name="T467"><text:s text:c="2"/>a&lt;-readWorksheetFromFile("/home/marga/GADGET/DATOS/PELAGO/results-ANE-PEL22.xlsx", sheet = "algarve+cadiz", </text:span></text:span></text:p>
      <text:p text:style-name="P856"><text:span text:style-name="Source_20_Text"><text:span text:style-name="T467"><text:s text:c="27"/>header = TRUE, startCol = 1, </text:span></text:span></text:p>
      <text:p text:style-name="P856"><text:span text:style-name="Source_20_Text"><text:span text:style-name="T467"><text:s text:c="27"/>startRow = 1, endCol = 2, </text:span></text:span></text:p>
      <text:p text:style-name="P856"><text:span text:style-name="Source_20_Text"><text:span text:style-name="T467"><text:s text:c="27"/>endRow = 30, useCachedValues=TRUE)</text:span></text:span></text:p>
      <text:p text:style-name="P856"><text:span text:style-name="Source_20_Text"><text:span text:style-name="T467"><text:s text:c="2"/>i&lt;-2022</text:span></text:span></text:p>
      <text:p text:style-name="P856"><text:span text:style-name="Source_20_Text"><text:span text:style-name="T467"><text:s text:c="2"/># b&lt;-readWorksheetFromFile(paste("/home/marga/GADGET/DATOS/PELAGO/Pelago",i,".xls",sep=""), sheet = "Sheet1",</text:span></text:span></text:p>
      <text:p text:style-name="P856"><text:span text:style-name="Source_20_Text"><text:span text:style-name="T467"><text:s text:c="2"/># header = F, startCol = 10,</text:span></text:span></text:p>
      <text:p text:style-name="P856"><text:span text:style-name="Source_20_Text"><text:span text:style-name="T467"><text:s text:c="2"/># startRow = 5, endCol = 10,</text:span></text:span></text:p>
      <text:p text:style-name="P856"><text:span text:style-name="Source_20_Text"><text:span text:style-name="T467"><text:s text:c="2"/># endRow = 5, useCachedValues=TRUE)</text:span></text:span></text:p>
      <text:p text:style-name="P856"><text:span text:style-name="Source_20_Text"><text:span text:style-name="T467"><text:s text:c="2"/>names(a)&lt;-c("length","count")</text:span></text:span></text:p>
      <text:p text:style-name="P856"><text:span text:style-name="Source_20_Text"><text:span text:style-name="T467"><text:s text:c="2"/>a$year&lt;-2022</text:span></text:span></text:p>
      <text:p text:style-name="P856"><text:span text:style-name="Source_20_Text"><text:span text:style-name="T467"><text:s text:c="2"/>a$month&lt;-4-3</text:span></text:span></text:p>
      <text:p text:style-name="P856"><text:span text:style-name="Source_20_Text"><text:span text:style-name="T467"><text:s text:c="2"/>a$type&lt;-"pelago_comp_ld"</text:span></text:span></text:p>
      <text:p text:style-name="P856"><text:span text:style-name="Source_20_Text"><text:span text:style-name="T467"><text:s text:c="2"/>#a$total&lt;-b[1,1]</text:span></text:span></text:p>
      <text:p text:style-name="P856"><text:span text:style-name="Source_20_Text"><text:span text:style-name="T467"><text:s text:c="2"/>a[is.na(a)] &lt;- 0</text:span></text:span></text:p>
      <text:p text:style-name="P856"><text:span text:style-name="Source_20_Text"><text:span text:style-name="T467"><text:s text:c="2"/>a$count&lt;-a$count*1000</text:span></text:span></text:p>
      <text:p text:style-name="P856"><text:span text:style-name="Source_20_Text"><text:span text:style-name="T467"><text:s text:c="2"/></text:span></text:span></text:p>
      <text:p text:style-name="P856"><text:span text:style-name="Source_20_Text"><text:span text:style-name="T467"><text:s text:c="2"/>mybiglist[[name]] &lt;- a </text:span></text:span></text:p>
      <text:p text:style-name="P856"><text:span text:style-name="Source_20_Text"/></text:p>
      <text:p text:style-name="P857"><text:span text:style-name="Source_20_Text"><text:span text:style-name="T468">Y creo un archivo </text:span></text:span><text:span text:style-name="Source_20_Text"><text:span text:style-name="T112">provisional</text:span></text:span><text:span text:style-name="Source_20_Text"><text:span text:style-name="T468"> Pelago2022</text:span></text:span></text:p>
      <text:p text:style-name="P857"><text:span text:style-name="Source_20_Text"><text:span text:style-name="T468">i&lt;-2022</text:span></text:span></text:p>
      <text:p text:style-name="P857"><text:span text:style-name="Source_20_Text"><text:span text:style-name="T468">name&lt;-"alPelago2022" #cadiz y Algarve</text:span></text:span></text:p>
      <text:p text:style-name="P857"><text:span text:style-name="Source_20_Text"><text:span text:style-name="T468">a&lt;-readWorksheetFromFile(paste("/home/marga/GADGET/DATOS/PELAGO/Pelago",i,".xls",sep=""), sheet = "Sheet1", </text:span></text:span></text:p>
      <text:p text:style-name="P857"><text:span text:style-name="Source_20_Text"><text:span text:style-name="T468"><text:s text:c="25"/>header = TRUE, startCol = 1, </text:span></text:span></text:p>
      <text:p text:style-name="P857"><text:span text:style-name="Source_20_Text"><text:span text:style-name="T468"><text:s text:c="25"/>startRow = 5, endCol = 4, </text:span></text:span></text:p>
      <text:p text:style-name="P857"><text:span text:style-name="Source_20_Text"><text:span text:style-name="T468"><text:s text:c="25"/>endRow = 29 , useCachedValues=TRUE)</text:span></text:span></text:p>
      <text:p text:style-name="P857"><text:span text:style-name="Source_20_Text"><text:span text:style-name="T468">#a&lt;-data.frame(cbind(a$Col1,0,a$X1,a$X2,a$X3))</text:span></text:span></text:p>
      <text:p text:style-name="P857"><text:span text:style-name="Source_20_Text"><text:span text:style-name="T468">a&lt;-data.frame(cbind(a[,1],0,a$X1,a$X2,a$X3))</text:span></text:span></text:p>
      <text:p text:style-name="P857"><text:span text:style-name="Source_20_Text"><text:span text:style-name="T468">names(a)&lt;-c("length", "0","1", "2", "3")</text:span></text:span></text:p>
      <text:p text:style-name="P857"><text:soft-page-break/><text:span text:style-name="Source_20_Text"><text:span text:style-name="T468">#names(a)&lt;-c("length", "1", "2", "3")</text:span></text:span></text:p>
      <text:p text:style-name="P857"><text:span text:style-name="Source_20_Text"><text:span text:style-name="T468">a$year&lt;-2022</text:span></text:span></text:p>
      <text:p text:style-name="P857"><text:span text:style-name="Source_20_Text"><text:span text:style-name="T468">a$month&lt;-4-3</text:span></text:span></text:p>
      <text:p text:style-name="P857"><text:span text:style-name="Source_20_Text"><text:span text:style-name="T468">a$type&lt;-"pelago_comp_ald"</text:span></text:span></text:p>
      <text:p text:style-name="P857"><text:span text:style-name="Source_20_Text"/></text:p>
      <text:p text:style-name="P857"><text:span text:style-name="Source_20_Text"><text:span text:style-name="T468">a[is.na(a)] &lt;- 0</text:span></text:span></text:p>
      <text:p text:style-name="P857"><text:span text:style-name="Source_20_Text"><text:span text:style-name="T468">mybiglist[[name]] &lt;- a</text:span></text:span></text:p>
      <text:p text:style-name="P857"><text:span text:style-name="Source_20_Text"/></text:p>
      <text:p text:style-name="P858"><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58"><text:span text:style-name="Source_20_Text"><text:span text:style-name="T110"/></text:span></text:p>
      <text:p text:style-name="P863"/>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4"><text:span text:style-name="Source_20_Text"><text:span text:style-name="T384">de </text:span></text:span><text:span text:style-name="Source_20_Text"><text:span text:style-name="T385">pelago_comp solo <text:s/>se usa </text:span></text:span><text:bookmark text:name="rstudio_console_output2111"/><text:span text:style-name="Source_20_Text"><text:span text:style-name="T268">pelago_bio_pre</text:span></text:span></text:p>
      <text:p text:style-name="P814"><text:span text:style-name="Source_20_Text"><text:span text:style-name="T270"/></text:span></text:p>
      <text:p text:style-name="P363">Year4bio2num uno menos que el año en curso <text:span text:style-name="T320">(Recordar que lo que quiero es saber números de las capturas del año pasado) Year4bio2num es lo que conecta con las ALK y las ld de capturas, he guardado el archivo BOQUERON_ALK_2021 en la carpeta GADGET/DATOS</text:span></text:p>
      <text:p text:style-name="P820"><text:span text:style-name="Source_20_Text"><text:span text:style-name="T268">Year4bio2num&lt;-</text:span></text:span><text:span text:style-name="Source_20_Text"><text:span text:style-name="T272">2021</text:span></text:span><text:span text:style-name="Source_20_Text"><text:span text:style-name="T268"> </text:span></text:span><text:span text:style-name="Source_20_Text"><text:span text:style-name="T271">cambiando esto se actualiza NUMPT y BIOMTOT y <text:s/>catchesallfleetsPTSP</text:span></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445">Pedir a Yorch el histórico de capturas mensuales para saber el % de junio respecto a Enero-Mayo</text:p>
      <text:p text:style-name="P445">Un archivo parecido a este: HISTORICO_CAPTURAS_MENSUALES_2009_2019 <text:span text:style-name="T469">con esto veo que junio 2022 será igual al </text:span><text:span text:style-name="T114">36 porciento</text:span><text:span text:style-name="T469"> NO de las capturas enero-mayo 2022</text:span></text:p>
      <text:p text:style-name="P448">Hay un error en el archivo porque la media no se calcula teniendo en cuenta los datos desde 2009 sino que empieza en 2011, <text:span text:style-name="T483">así sale un </text:span><text:span text:style-name="T116">39% </text:span><text:span text:style-name="T117">hay que corregirlo en el setup...</text:span></text:p>
      <text:p text:style-name="P229">Repito provisionalmente los valores de 2021 <text:span text:style-name="T470">utilizo el mismo archivo que se usaba para 2021, ahora para 2022 por ahora</text:span> </text:p>
      <text:p text:style-name="P209"><text:span text:style-name="T194">Busco catches</text:span><text:span text:style-name="T229">2021</text:span><text:span text:style-name="T194">1cakg </text:span><text:span text:style-name="T230">ojo que no es copiar y pegar</text:span><text:span text:style-name="T194">, </text:span><text:span text:style-name="T230">es</text:span><text:span text:style-name="T220"> cambiar 202</text:span><text:span text:style-name="T229">1</text:span><text:span text:style-name="T220"> por 202</text:span><text:span text:style-name="T229">2</text:span><text:span text:style-name="T220"> </text:span><text:span text:style-name="T230">porque en los taleda estarán los datos reales del año pasado </text:span><text:span text:style-name="T209">(</text:span><text:span text:style-name="T194">catches20</text:span><text:span text:style-name="T209">2</text:span><text:span text:style-name="T229">2</text:span><text:span text:style-name="T194">1cakg</text:span><text:span text:style-name="T209">)</text:span><text:span text:style-name="T207">, </text:span><text:span text:style-name="T221">provisional por ahora 202</text:span><text:span text:style-name="T230">21 y </text:span><text:span text:style-name="T221">2 porque no tengo el hisótrico de 202</text:span><text:span text:style-name="T230">2</text:span><text:span text:style-name="T221">.</text:span></text:p>
      <text:p text:style-name="P223"><text:span text:style-name="T208">c</text:span><text:span text:style-name="T194">ambio el año en catches...cakg y catches202</text:span><text:span text:style-name="T231">2</text:span><text:span text:style-name="T194">2cakgpre y catches202</text:span><text:span text:style-name="T231">2</text:span><text:span text:style-name="T194">1alton y catches202</text:span><text:span text:style-name="T231">2</text:span><text:span text:style-name="T194">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70"/>
      <text:p text:style-name="P374">Comentar esta línea y repetirla con 20<text:span text:style-name="T321">22</text:span></text:p>
      <text:p text:style-name="P374"><text:span text:style-name="T418">#</text:span>fleet.allptsp&lt;-add_row(fleet.allptsp,year=2018,month=c(3,6),count=c(Numb20181,Numb20182))</text:p>
      <text:p text:style-name="P447">fleet.allptsp&lt;-add_row(fleet.allptsp,year=202<text:span text:style-name="T471">2</text:span>,month=c(3,6),count=c(Numb202<text:span text:style-name="T471">2</text:span>1,Numb202<text:span text:style-name="T471">2</text:span>2))</text:p>
      <text:p text:style-name="P817"/>
      <text:p text:style-name="P821">Este año no hay ECOCADIZ pero si hubiera ojo a las ldist que vayan sin edad 0, y verificar que en la columna NOEDAD0 esté la cosa redondeada el ECOCADIZ_ALK_2020 es buen ejemplo</text:p>
      <text:p text:style-name="P823">Agregar la fila de discards (pedírselo a Ferni en management year) <text:span text:style-name="T485">un año menos al del assessment al ser management year 2021 y corregir 2020 que para el año anterior siempre </text:span><text:soft-page-break/><text:span text:style-name="T485">los dos últimos trimestres del management year (1 y 2 del calendar) son provisionales.</text:span></text:p>
      <text:p text:style-name="P822"><text:s/>DISCARDS&lt;-add_row(DISCARDS, newyear=2020, newyeardiscardsouth=87, year=2020)</text:p>
      <text:p text:style-name="P231">Cambiar el año en defaults <text:span text:style-name="T474">1989:2022 en este caso</text:span></text:p>
      <text:p text:style-name="P673"/>
      <text:p text:style-name="P743"><text:span text:style-name="T224">#</text:span><text:span text:style-name="T194">Correr </text:span><text:span text:style-name="T203">el que está en </text:span><text:span text:style-name="T214">assessment202</text:span><text:span text:style-name="T233">2</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32">521</text:span><text:span text:style-name="T225"> </text:span><text:span text:style-name="T216">y se generará un </text:span><text:span text:style-name="T225">folder</text:span><text:span text:style-name="T216"> que se llama </text:span><text:span text:style-name="T225">Anchovy202</text:span><text:span text:style-name="T233">2</text:span></text:p>
      <text:p text:style-name="P675"/>
      <text:p text:style-name="P745"><text:span text:style-name="T194">Comparo ese folder con </text:span><text:span text:style-name="T234">Anchovy2021_withLD2018_2019_1_2_andALKpelago2020_copy2M_copy</text:span><text:span text:style-name="T194">, </text:span><text:span text:style-name="T226">ecocadizldist no se crea bien desde el setup, es necesario importarlo, el importado es el archivo que me pasó Yorch hace tiempo es un csv que dice algo de NOEDAD dentro de un .rar, </text:span><text:span text:style-name="T235">sin embargo veo que faltan los datos de la LD de la ecocadiz del 2020 </text:span><text:span text:style-name="T236">en la configuración final </text:span><text:span text:style-name="T237">del año pasado</text:span><text:span text:style-name="T236">. El setup actual setupanchovy_fromcesga_mejorado_2020_conpelago_ycatches2020_ysumarryplots_noLDyALK2020_1_2_for2022</text:span></text:p>
      <text:p text:style-name="P752"><text:span text:style-name="T373">no coge los datos de edad 0 desde 2014 hasta 201</text:span><text:span text:style-name="T374">8</text:span><text:span text:style-name="T373"> </text:span><text:span text:style-name="T375">pero si en </text:span><text:span text:style-name="T374">2019 y</text:span><text:span text:style-name="T375"> 2020 :), </text:span><text:span text:style-name="T374">manualmente </text:span><text:span text:style-name="T380">lo cojo </text:span><text:span text:style-name="T376">de</text:span><text:span text:style-name="T374"> los otros años, ojo que los datos de 2019 y 2020 tienen decimales, corrijo para que no sea así </text:span><text:span text:style-name="T377">multiplicando por mil </text:span><text:span text:style-name="T378">y redondeando (</text:span><text:span text:style-name="T472">=ROUND(Q20*1000)</text:span><text:span text:style-name="T473">)</text:span><text:span text:style-name="T377"> en los archivos ALK columna 19 </text:span><text:span text:style-name="T376">de los años 2019 y 2020</text:span><text:span text:style-name="T377">, porque no sé por qué están divididos por 10</text:span><text:span text:style-name="T378">0</text:span><text:span text:style-name="T377">0 respecto a la columna de la LD, </text:span><text:span text:style-name="T379">ojo que en del 2019 ya estaban multiplicados por mil (Margarita del pasado habrá pensado esto mismo), sólo hay que redondear</text:span><text:span text:style-name="T377"> </text:span><text:span text:style-name="T376">(aunque para efectos de la LD de igual porque los números los coge en términos relativos)</text:span></text:p>
      <text:p text:style-name="P748"><text:span text:style-name="T194">Hay un problema con las LD, no me coge las de 2021, </text:span><text:span text:style-name="T238">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8">C</text:span><text:span text:style-name="T194">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4">Anchovy2022_1</text:span><text:span text:style-name="T239">(copy) </text:span></text:p>
      <text:p text:style-name="P678"/>
      <text:p text:style-name="P468"><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8"><text:span text:style-name="T57">area, </text:span><text:span text:style-name="T101">main</text:span> <text:span text:style-name="T57">y time arreglados manualmente </text:span><text:span text:style-name="T102">Modelfiles también</text:span></text:p>
      <text:p text:style-name="P669"><text:span text:style-name="T419">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6"> y el archivo del reclutamiento </text:span></text:p>
      <text:p text:style-name="P722">cambio el optfile con <text:span text:style-name="T419">con el optfile de Bjarki sacado de la configuración final que está ahora en el TAF/</text:span>bootstrap/software<text:span text:style-name="T419">.</text:span></text:p>
      <text:p text:style-name="P677"/>
      <text:p text:style-name="P671"><text:span text:style-name="T419">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75">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76">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77">el setup</text:span> y las comparisons aquí con <text:span text:style-name="T477">mfdb (3.x) </text:span>R 3.6.3 y el Rgadget <text:span text:style-name="Source_20_Text"><text:span text:style-name="T457">remotes::install_github('hafro/rgadget', ref = '40ff4d6')</text:span></text:span></text:p>
      <text:p text:style-name="P727"/>
      <text:p text:style-name="P735">Anchovy2022_8 tiene ya las capturas oficiales de España</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78">y <text:s/></text:span>condatos2022_2 <text:span text:style-name="T478">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0">TAF un error que no encuentra likelihood_value, se soluciona </text:span></text:p>
      <text:p text:style-name="P739">escribiendo names(fit$likelihoodsummary)[6]&lt;-"likelihood_value"</text:p>
      <text:p text:style-name="P715"><text:span text:style-name="T481">En el </text:span>Rnw del WD hay que buscar 202<text:span text:style-name="T479">1</text:span> e ir cambiando o agregando lo que surja <text:span text:style-name="T434">y el Latestadvice</text:span></text:p>
      <text:p text:style-name="P741">Entre esos:</text:p>
      <text:p text:style-name="P741">agregar B2022 copiando B2021</text:p>
      <text:p text:style-name="P592">Ojo El B202<text:span text:style-name="T482">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484">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4">Sin embargo el archivo </text:span>"Landings and discards ...._2019.xls <text:span text:style-name="T484">es un resumen del otro de 2014 más datos adicionales.</text:span></text:p>
      <text:p text:style-name="P898">Pedir a Ferni discards en management year, hay un error en las summaryplots del año pasado es necesario restar las discards de caton porque en la tabla del advice aparecen como landings y no lo son :(, <text:span text:style-name="T486">ya está corregido en el setup que genera un archivo BIOMTOTnewyeardiscards.Rdata que debería entrar como datos en el TAF y se llama ahora la columna landings y ya tiene restados los descartes :)</text:span></text:p>
      <text:p text:style-name="P899">Ya está generado ese archivo y lo he puesto en el TAF initial data con su respectiva entrada en el bib, antes había que despertar un pedazo de código en el Rnw y dormirlo luego porque este archivo se cogía de una ruta local.</text:p>
      <text:p text:style-name="P899">He comparado los Rnw del año pasado y de este para ver diferencias en los cambios, ya que casi todos los cambios de año los hago manualmente, <text:span text:style-name="T487">la comparación la he hecho buscando los 2021 en el Rnw de 2021 y los 2022 en el Rnw de 2022.</text:span></text:p>
      <text:p text:style-name="P900">También he puesto el setup y el SessionInfoen el TAF</text:p>
      <text:p text:style-name="P897">Como el gadget con datos de 2022 lo he corrido con el Rgadget antiguo cargando Gadget como módulo y no como paquete de R el error <text:s/>que aparece ahora es </text:p>
      <text:p text:style-name="P901"><text:bookmark text:name="rstudio_console_output7"/>object 'likelihood.value' not found</text:p>
      <text:p text:style-name="P901"/>
      <text:p text:style-name="P905">He creado un setup que incluya la ecocadiz reclutas y los datos provisionales de la pelago de 2022, el <text:span text:style-name="T488">creado por el setup</text:span> está en GADGET/Assessment/A<text:span text:style-name="T488">ss</text:span>essment_2022 <text:span text:style-name="T488">y se llama Anchovy2022_conecocadizrecyprovpelago hago una copia Anchovy2022_conecocadizrecyprovpelago4cesga y comparo con la copia que ha ido para el cesga Anchovy2022_8_forcesga</text:span></text:p>
      <text:p text:style-name="P906">Recordar que hay que modificar manualmente los datos de la ecocadiz.ldist <text:span text:style-name="T489">y hay una diferencia en la catchdistribution.ldist.seine por el cambio que me mandó Yorch </text:span></text:p>
      <text:p text:style-name="P902">2021<text:tab/>3<text:tab/>IXa<text:tab/>all<text:tab/>len17.5<text:tab/>4547 este es el dato que si! Y en fleet.seine.data por lo mismo.</text:p>
      <text:p text:style-name="P904">Veo que el Runner de Anchovy2022_8 no es el más actualizado así que mejor comparo directamente con uno del cesga pero no me deja conectar porque la licencia del forticlient ha expirado.</text:p>
      <text:p text:style-name="P903">Tengo que instalar el forticlient antiguo <text:span text:style-name="T490">(</text:span>en el hp que es el que estoy usando para conectarme al cesga<text:span text:style-name="T490">)</text:span> siguiendo las instrucciones del portal de usuarios del cesga porque el forticlient nuevo ya no funciona por un problema con la licencia</text:p>
      <text:p text:style-name="P903">En el cesga veo que no está el <text:s/><text:span text:style-name="T488">Anchovy2022_8, </text:span>así que copio <text:span text:style-name="T488">Anchovy2022_conecocadizrecyprovpelago4cesga </text:span>del lenovo al cesga usando el hp que está conectado al lenovo con sftp://marga@192.168.43.104/ comparo mejor con Anchovy2022_1_condatos2022 abriendo el meld en el hp y comparando directamente con el del cesga</text:p>
      <text:p text:style-name="P8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3DT21H30M5S</meta:editing-duration>
    <meta:editing-cycles>92</meta:editing-cycles>
    <meta:generator>LibreOffice/5.1.6.2$Linux_X86_64 LibreOffice_project/10m0$Build-2</meta:generator>
    <dc:date>2022-05-25T01:36:20.857989246</dc:date>
    <meta:document-statistic meta:table-count="0" meta:image-count="1" meta:object-count="0" meta:page-count="56" meta:paragraph-count="1544" meta:word-count="17291" meta:character-count="128776" meta:non-whitespace-character-count="110650"/>
  </office:meta>
</office:document-meta>
</file>